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6cm" style:rel-column-width="6336*"/>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4cm" style:rel-column-width="18514*"/>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25cm" style:contextual-spacing="false" fo:line-height="200%"/>
      <style:text-properties officeooo:paragraph-rsid="00316617"/>
    </style:style>
    <style:style style:name="P2" style:family="paragraph" style:parent-style-name="Text_20_body">
      <style:paragraph-properties fo:margin-top="0cm" fo:margin-bottom="0.25cm" style:contextual-spacing="false" fo:line-height="200%"/>
      <style:text-properties officeooo:paragraph-rsid="0058c8c6"/>
    </style:style>
    <style:style style:name="P3" style:family="paragraph" style:parent-style-name="Text_20_body">
      <style:paragraph-properties fo:margin-top="0cm" fo:margin-bottom="0.25cm" style:contextual-spacing="false" fo:line-height="200%"/>
      <style:text-properties officeooo:paragraph-rsid="00513465"/>
    </style:style>
    <style:style style:name="P4" style:family="paragraph" style:parent-style-name="Text_20_body">
      <style:paragraph-properties fo:margin-top="0cm" fo:margin-bottom="0.25cm" style:contextual-spacing="false" fo:line-height="200%"/>
      <style:text-properties officeooo:paragraph-rsid="006a5770"/>
    </style:style>
    <style:style style:name="P5" style:family="paragraph" style:parent-style-name="Standard">
      <style:paragraph-properties fo:margin-top="0cm" fo:margin-bottom="0.25cm" style:contextual-spacing="false" fo:line-height="200%"/>
      <style:text-properties officeooo:paragraph-rsid="00655d9d"/>
    </style:style>
    <style:style style:name="P6" style:family="paragraph" style:parent-style-name="Text_20_body">
      <style:paragraph-properties fo:margin-top="0cm" fo:margin-bottom="0.25cm" style:contextual-spacing="false" fo:line-height="200%"/>
      <style:text-properties officeooo:rsid="001ae85f" officeooo:paragraph-rsid="001ae85f"/>
    </style:style>
    <style:style style:name="P7" style:family="paragraph" style:parent-style-name="Text_20_body">
      <style:paragraph-properties fo:margin-top="0cm" fo:margin-bottom="0.25cm" style:contextual-spacing="false" fo:line-height="200%"/>
      <style:text-properties officeooo:rsid="001ae85f" officeooo:paragraph-rsid="00513465"/>
    </style:style>
    <style:style style:name="P8" style:family="paragraph" style:parent-style-name="Text_20_body">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9" style:family="paragraph" style:parent-style-name="Text_20_body">
      <style:paragraph-properties fo:margin-top="0cm" fo:margin-bottom="0.25cm" style:contextual-spacing="false" fo:line-height="200%"/>
      <style:text-properties fo:font-style="normal" officeooo:rsid="002a63f9" officeooo:paragraph-rsid="002a63f9" style:font-style-asian="normal" style:font-style-complex="normal"/>
    </style:style>
    <style:style style:name="P10" style:family="paragraph" style:parent-style-name="Text_20_body">
      <style:paragraph-properties fo:margin-top="0cm" fo:margin-bottom="0.25cm" style:contextual-spacing="false" fo:line-height="200%"/>
      <style:text-properties fo:font-style="normal" officeooo:rsid="002aaa41" officeooo:paragraph-rsid="002a63f9" style:font-style-asian="normal" style:font-style-complex="normal"/>
    </style:style>
    <style:style style:name="P11" style:family="paragraph" style:parent-style-name="Text_20_body">
      <style:paragraph-properties fo:margin-top="0cm" fo:margin-bottom="0.25cm" style:contextual-spacing="false" fo:line-height="200%"/>
      <style:text-properties fo:font-style="normal" officeooo:rsid="003460cd" officeooo:paragraph-rsid="003460cd" style:font-style-asian="normal" style:font-style-complex="normal"/>
    </style:style>
    <style:style style:name="P12" style:family="paragraph" style:parent-style-name="Text_20_body">
      <style:text-properties fo:font-style="normal" officeooo:rsid="005c94f6" officeooo:paragraph-rsid="0066c4a8" style:font-style-asian="normal" style:font-style-complex="normal"/>
    </style:style>
    <style:style style:name="P13" style:family="paragraph" style:parent-style-name="Text_20_body">
      <style:paragraph-properties fo:margin-top="0cm" fo:margin-bottom="0.25cm" style:contextual-spacing="false" fo:line-height="200%"/>
      <style:text-properties officeooo:rsid="001b763d" officeooo:paragraph-rsid="00513465"/>
    </style:style>
    <style:style style:name="P14" style:family="paragraph" style:parent-style-name="Text_20_body">
      <style:paragraph-properties fo:margin-top="0cm" fo:margin-bottom="0.25cm" style:contextual-spacing="false" fo:line-height="200%"/>
      <style:text-properties fo:font-style="italic" officeooo:rsid="001dc8ae" officeooo:paragraph-rsid="001dc8ae" style:font-style-asian="italic" style:font-style-complex="italic"/>
    </style:style>
    <style:style style:name="P15" style:family="paragraph" style:parent-style-name="Text_20_body">
      <style:paragraph-properties fo:margin-top="0cm" fo:margin-bottom="0.25cm" style:contextual-spacing="false" fo:line-height="200%"/>
      <style:text-properties fo:font-style="italic" officeooo:rsid="001dc8ae" officeooo:paragraph-rsid="00513465" style:font-style-asian="italic" style:font-style-complex="italic"/>
    </style:style>
    <style:style style:name="P16" style:family="paragraph" style:parent-style-name="Text_20_body">
      <style:paragraph-properties fo:margin-top="0cm" fo:margin-bottom="0.25cm" style:contextual-spacing="false" fo:line-height="200%"/>
      <style:text-properties fo:font-style="italic" officeooo:rsid="002e9057" officeooo:paragraph-rsid="002e9057" style:font-style-asian="italic" style:font-style-complex="italic"/>
    </style:style>
    <style:style style:name="P17" style:family="paragraph" style:parent-style-name="Text_20_body">
      <style:paragraph-properties fo:margin-top="0cm" fo:margin-bottom="0.25cm" style:contextual-spacing="false" fo:line-height="200%"/>
      <style:text-properties fo:font-style="italic" officeooo:rsid="00513465" officeooo:paragraph-rsid="00513465" style:font-style-asian="italic" style:font-style-complex="italic"/>
    </style:style>
    <style:style style:name="P18" style:family="paragraph" style:parent-style-name="Text_20_body">
      <style:paragraph-properties fo:margin-top="0cm" fo:margin-bottom="0.25cm" style:contextual-spacing="false" fo:line-height="200%"/>
      <style:text-properties officeooo:rsid="002e9057" officeooo:paragraph-rsid="002e9057"/>
    </style:style>
    <style:style style:name="P19" style:family="paragraph" style:parent-style-name="Text_20_body">
      <style:paragraph-properties fo:margin-top="0cm" fo:margin-bottom="0.25cm" style:contextual-spacing="false" fo:line-height="200%"/>
      <style:text-properties officeooo:rsid="0039f23c" officeooo:paragraph-rsid="00513465"/>
    </style:style>
    <style:style style:name="P20" style:family="paragraph" style:parent-style-name="Table">
      <style:paragraph-properties fo:keep-with-next="always"/>
      <style:text-properties officeooo:paragraph-rsid="0063c1bf"/>
    </style:style>
    <style:style style:name="P21" style:family="paragraph" style:parent-style-name="Table_20_Contents">
      <style:text-properties officeooo:rsid="0044fe20" officeooo:paragraph-rsid="00513465"/>
    </style:style>
    <style:style style:name="P22" style:family="paragraph" style:parent-style-name="Table_20_Contents">
      <style:text-properties officeooo:paragraph-rsid="00513465"/>
    </style:style>
    <style:style style:name="P23" style:family="paragraph" style:parent-style-name="Table_20_Contents">
      <style:text-properties officeooo:rsid="0045fa18" officeooo:paragraph-rsid="00513465"/>
    </style:style>
    <style:style style:name="P24" style:family="paragraph" style:parent-style-name="Table_20_Contents">
      <style:text-properties officeooo:rsid="0047852e" officeooo:paragraph-rsid="00513465"/>
    </style:style>
    <style:style style:name="P25" style:family="paragraph" style:parent-style-name="Table_20_Contents">
      <style:text-properties officeooo:rsid="004befe3" officeooo:paragraph-rsid="00513465"/>
    </style:style>
    <style:style style:name="P26" style:family="paragraph" style:parent-style-name="Text_20_body">
      <style:text-properties officeooo:paragraph-rsid="00655d9d"/>
    </style:style>
    <style:style style:name="P27" style:family="paragraph" style:parent-style-name="Text_20_body">
      <style:text-properties officeooo:paragraph-rsid="0066c4a8"/>
    </style:style>
    <style:style style:name="P28" style:family="paragraph" style:parent-style-name="Heading_20_1">
      <style:paragraph-properties fo:margin-top="0cm" fo:margin-bottom="0.25cm" style:contextual-spacing="false" fo:line-height="200%"/>
    </style:style>
    <style:style style:name="P29" style:family="paragraph" style:parent-style-name="Heading_20_2">
      <style:paragraph-properties fo:margin-top="0cm" fo:margin-bottom="0.25cm" style:contextual-spacing="false" fo:line-height="200%"/>
      <style:text-properties officeooo:rsid="001ae85f" officeooo:paragraph-rsid="0063c1bf"/>
    </style:style>
    <style:style style:name="P30" style:family="paragraph" style:parent-style-name="Heading_20_2">
      <style:paragraph-properties fo:margin-top="0cm" fo:margin-bottom="0.25cm" style:contextual-spacing="false" fo:line-height="200%"/>
      <style:text-properties officeooo:rsid="001ae85f" officeooo:paragraph-rsid="001ae85f"/>
    </style:style>
    <style:style style:name="P31" style:family="paragraph" style:parent-style-name="Heading_20_2">
      <style:paragraph-properties fo:margin-top="0cm" fo:margin-bottom="0.25cm" style: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1" style:font-size-complex="16pt" style:font-weight-complex="bold"/>
    </style:style>
    <style:style style:name="P32" style:family="paragraph" style:parent-style-name="Heading_20_2" style:list-style-name="">
      <style:paragraph-properties fo:margin-top="0cm" fo:margin-bottom="0.25cm" style:contextual-spacing="false" fo:line-height="200%"/>
    </style:style>
    <style:style style:name="P33" style:family="paragraph" style:parent-style-name="Heading_20_2">
      <style:paragraph-properties fo:break-before="page"/>
    </style:style>
    <style:style style:name="P34" style:family="paragraph" style:parent-style-name="Text_20_body" style:list-style-name="L1">
      <style:text-properties officeooo:paragraph-rsid="00655d9d"/>
    </style:style>
    <style:style style:name="P35" style:family="paragraph" style:parent-style-name="Text_20_body" style:list-style-name="L1">
      <style:paragraph-properties fo:margin-top="0cm" fo:margin-bottom="0.25cm" style:contextual-spacing="false" fo:line-height="200%"/>
      <style:text-properties officeooo:paragraph-rsid="00655d9d"/>
    </style:style>
    <style:style style:name="P36" style:family="paragraph" style:parent-style-name="Text_20_body" style:list-style-name="L2">
      <style:paragraph-properties fo:margin-top="0cm" fo:margin-bottom="0.25cm" style:contextual-spacing="false" fo:line-height="200%"/>
      <style:text-properties officeooo:paragraph-rsid="005d959c"/>
    </style:style>
    <style:style style:name="P37" style:family="paragraph" style:parent-style-name="Text_20_body" style:list-style-name="L2">
      <style:paragraph-properties fo:margin-top="0cm" fo:margin-bottom="0.25cm" style:contextual-spacing="false" fo:line-height="200%"/>
      <style:text-properties officeooo:paragraph-rsid="005da826"/>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text-properties officeooo:paragraph-rsid="006098d8"/>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officeooo:rsid="00044fe8"/>
    </style:style>
    <style:style style:name="T8" style:family="text">
      <style:text-properties style:use-window-font-color="true" loext:opacity="0%" officeooo:rsid="00230d29"/>
    </style:style>
    <style:style style:name="T9" style:family="text">
      <style:text-properties style:use-window-font-color="true" loext:opacity="0%" officeooo:rsid="009ded65"/>
    </style:style>
    <style:style style:name="T10" style:family="text">
      <style:text-properties style:use-window-font-color="true" loext:opacity="0%" officeooo:rsid="0036dcce"/>
    </style:style>
    <style:style style:name="T11" style:family="text">
      <style:text-properties style:use-window-font-color="true" loext:opacity="0%" fo:font-style="normal" officeooo:rsid="00500131" style:font-style-asian="normal" style:font-style-complex="normal"/>
    </style:style>
    <style:style style:name="T12" style:family="text">
      <style:text-properties style:use-window-font-color="true" loext:opacity="0%" fo:font-style="normal" officeooo:rsid="001dc8ae" style:font-style-asian="normal" style:font-style-complex="normal"/>
    </style:style>
    <style:style style:name="T13" style:family="text">
      <style:text-properties style:use-window-font-color="true" loext:opacity="0%" fo:font-style="normal" officeooo:rsid="001dee12" style:font-style-asian="normal" style:font-style-complex="normal"/>
    </style:style>
    <style:style style:name="T14" style:family="text">
      <style:text-properties style:use-window-font-color="true" loext:opacity="0%" fo:font-style="normal" officeooo:rsid="001f842e" style:font-style-asian="normal" style:font-style-complex="normal"/>
    </style:style>
    <style:style style:name="T15" style:family="text">
      <style:text-properties style:use-window-font-color="true" loext:opacity="0%" fo:font-style="normal" officeooo:rsid="00514bda" style:font-style-asian="normal" style:font-style-complex="normal"/>
    </style:style>
    <style:style style:name="T16" style:family="text">
      <style:text-properties style:use-window-font-color="true" loext:opacity="0%" fo:font-style="normal" officeooo:rsid="0020b110" style:font-style-asian="normal" style:font-style-complex="normal"/>
    </style:style>
    <style:style style:name="T17" style:family="text">
      <style:text-properties style:use-window-font-color="true" loext:opacity="0%" fo:font-style="normal" officeooo:rsid="0063c1bf" style:font-style-asian="normal" style:font-style-complex="normal"/>
    </style:style>
    <style:style style:name="T18" style:family="text">
      <style:text-properties style:use-window-font-color="true" loext:opacity="0%" officeooo:rsid="0068e2f5"/>
    </style:style>
    <style:style style:name="T19" style:family="text">
      <style:text-properties style:use-window-font-color="true" loext:opacity="0%" officeooo:rsid="0070af6c"/>
    </style:style>
    <style:style style:name="T20" style:family="text">
      <style:text-properties style:use-window-font-color="true" loext:opacity="0%" officeooo:rsid="0073a8d8"/>
    </style:style>
    <style:style style:name="T21" style:family="text">
      <style:text-properties fo:font-style="normal" style:font-style-asian="normal" style:font-style-complex="normal"/>
    </style:style>
    <style:style style:name="T22" style:family="text">
      <style:text-properties fo:font-style="normal" officeooo:rsid="002a63f9" style:font-style-asian="normal" style:font-style-complex="normal"/>
    </style:style>
    <style:style style:name="T23" style:family="text">
      <style:text-properties fo:font-style="normal" officeooo:rsid="002aaa41" style:font-style-asian="normal" style:font-style-complex="normal"/>
    </style:style>
    <style:style style:name="T24" style:family="text">
      <style:text-properties fo:font-style="normal" officeooo:rsid="00347581" style:font-style-asian="normal" style:font-style-complex="normal"/>
    </style:style>
    <style:style style:name="T25" style:family="text">
      <style:text-properties fo:font-style="normal" officeooo:rsid="0034ac0a" style:font-style-asian="normal" style:font-style-complex="normal"/>
    </style:style>
    <style:style style:name="T26" style:family="text">
      <style:text-properties fo:font-style="normal" officeooo:rsid="00365009" style:font-style-asian="normal" style:font-style-complex="normal"/>
    </style:style>
    <style:style style:name="T27" style:family="text">
      <style:text-properties fo:font-style="normal" officeooo:rsid="003c5e19" style:font-style-asian="normal" style:font-style-complex="normal"/>
    </style:style>
    <style:style style:name="T28" style:family="text">
      <style:text-properties fo:font-style="normal" officeooo:rsid="003c8226" style:font-style-asian="normal" style:font-style-complex="normal"/>
    </style:style>
    <style:style style:name="T29" style:family="text">
      <style:text-properties fo:font-style="normal" officeooo:rsid="004e6a0e" style:font-style-asian="normal" style:font-style-complex="normal"/>
    </style:style>
    <style:style style:name="T30" style:family="text">
      <style:text-properties fo:font-style="normal" officeooo:rsid="0058c8c6" style:font-style-asian="normal" style:font-style-complex="normal"/>
    </style:style>
    <style:style style:name="T31" style:family="text">
      <style:text-properties fo:font-style="normal" officeooo:rsid="003d9e4e" style:font-style-asian="normal" style:font-style-complex="normal"/>
    </style:style>
    <style:style style:name="T32" style:family="text">
      <style:text-properties fo:font-style="normal" officeooo:rsid="004f5b12" style:font-style-asian="normal" style:font-style-complex="normal"/>
    </style:style>
    <style:style style:name="T33" style:family="text">
      <style:text-properties fo:font-style="normal" officeooo:rsid="001dc8ae" style:font-style-asian="normal" style:font-style-complex="normal"/>
    </style:style>
    <style:style style:name="T34" style:family="text">
      <style:text-properties fo:font-style="normal" officeooo:rsid="005c94f6" style:font-style-asian="normal" style:font-style-complex="normal"/>
    </style:style>
    <style:style style:name="T35" style:family="text">
      <style:text-properties fo:font-style="normal" officeooo:rsid="002c9316" style:font-style-asian="normal" style:font-style-complex="normal"/>
    </style:style>
    <style:style style:name="T36" style:family="text">
      <style:text-properties fo:font-style="normal" officeooo:rsid="005d959c" style:font-style-asian="normal" style:font-style-complex="normal"/>
    </style:style>
    <style:style style:name="T37" style:family="text">
      <style:text-properties fo:font-style="normal" officeooo:rsid="005da826" style:font-style-asian="normal" style:font-style-complex="normal"/>
    </style:style>
    <style:style style:name="T38" style:family="text">
      <style:text-properties fo:font-style="normal" officeooo:rsid="00612517" style:font-style-asian="normal" style:font-style-complex="normal"/>
    </style:style>
    <style:style style:name="T39" style:family="text">
      <style:text-properties fo:font-style="normal" officeooo:rsid="006155af" style:font-style-asian="normal" style:font-style-complex="normal"/>
    </style:style>
    <style:style style:name="T40" style:family="text">
      <style:text-properties fo:font-style="normal" officeooo:rsid="0063c1bf" style:font-style-asian="normal" style:font-style-complex="normal"/>
    </style:style>
    <style:style style:name="T41" style:family="text">
      <style:text-properties fo:font-style="normal" officeooo:rsid="00652c41" style:font-style-asian="normal" style:font-style-complex="normal"/>
    </style:style>
    <style:style style:name="T42" style:family="text">
      <style:text-properties fo:font-style="normal" officeooo:rsid="00655d9d" style:font-style-asian="normal" style:font-style-complex="normal"/>
    </style:style>
    <style:style style:name="T43" style:family="text">
      <style:text-properties fo:font-style="normal" officeooo:rsid="0066c4a8" style:font-style-asian="normal" style:font-style-complex="normal"/>
    </style:style>
    <style:style style:name="T44" style:family="text">
      <style:text-properties fo:font-style="normal" officeooo:rsid="006838d4" style:font-style-asian="normal" style:font-style-complex="normal"/>
    </style:style>
    <style:style style:name="T45" style:family="text">
      <style:text-properties fo:font-style="normal" officeooo:rsid="006fd1df" style:font-style-asian="normal" style:font-style-complex="normal"/>
    </style:style>
    <style:style style:name="T46" style:family="text">
      <style:text-properties fo:font-style="normal" officeooo:rsid="0073a8d8" style:font-style-asian="normal" style:font-style-complex="normal"/>
    </style:style>
    <style:style style:name="T47" style:family="text">
      <style:text-properties fo:font-style="normal" officeooo:rsid="0074f02f"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730b6f" style:font-style-asian="normal" style:font-weight-asian="normal" style:font-style-complex="normal" style:font-weight-complex="normal"/>
    </style:style>
    <style:style style:name="T50" style:family="text">
      <style:text-properties fo:font-style="normal" fo:font-weight="normal" officeooo:rsid="00352849" style:font-style-asian="normal" style:font-weight-asian="normal" style:font-style-complex="normal" style:font-weight-complex="normal"/>
    </style:style>
    <style:style style:name="T51" style:family="text">
      <style:text-properties fo:font-style="normal" fo:font-weight="normal" officeooo:rsid="004befe3" style:font-style-asian="normal" style:font-weight-asian="normal" style:font-style-complex="normal" style:font-weight-complex="normal"/>
    </style:style>
    <style:style style:name="T52" style:family="text">
      <style:text-properties fo:font-style="normal" fo:font-weight="normal" officeooo:rsid="0073141f" style:font-style-asian="normal" style:font-weight-asian="normal" style:font-style-complex="normal" style:font-weight-complex="normal"/>
    </style:style>
    <style:style style:name="T53" style:family="text">
      <style:text-properties officeooo:rsid="00316617"/>
    </style:style>
    <style:style style:name="T54" style:family="text">
      <style:text-properties officeooo:rsid="003174e1"/>
    </style:style>
    <style:style style:name="T55" style:family="text">
      <style:text-properties officeooo:rsid="00322145"/>
    </style:style>
    <style:style style:name="T56" style:family="text">
      <style:text-properties officeooo:rsid="0038b912"/>
    </style:style>
    <style:style style:name="T57" style:family="text">
      <style:text-properties officeooo:rsid="00398ab1"/>
    </style:style>
    <style:style style:name="T58" style:family="text">
      <style:text-properties officeooo:rsid="0039f23c"/>
    </style:style>
    <style:style style:name="T59" style:family="text">
      <style:text-properties officeooo:rsid="003c8226"/>
    </style:style>
    <style:style style:name="T60" style:family="text">
      <style:text-properties style:font-name="Times New Roman" fo:font-style="normal" officeooo:rsid="002e9057" style:font-style-asian="normal" style:font-style-complex="normal"/>
    </style:style>
    <style:style style:name="T61" style:family="text">
      <style:text-properties style:font-name="Times New Roman" fo:font-style="normal" officeooo:rsid="00514bda" style:font-style-asian="normal" style:font-style-complex="normal"/>
    </style:style>
    <style:style style:name="T62" style:family="text">
      <style:text-properties style:font-name="Times New Roman" fo:font-style="normal" officeooo:rsid="0058c8c6" style:font-style-asian="normal" style:font-style-complex="normal"/>
    </style:style>
    <style:style style:name="T63" style:family="text">
      <style:text-properties style:font-name="Times New Roman" fo:font-style="normal" officeooo:rsid="001dc8ae" style:font-style-asian="normal" style:font-style-complex="normal"/>
    </style:style>
    <style:style style:name="T64" style:family="text">
      <style:text-properties style:font-name="Times New Roman" fo:font-style="normal" officeooo:rsid="005d959c" style:font-style-asian="normal" style:font-style-complex="normal"/>
    </style:style>
    <style:style style:name="T65" style:family="text">
      <style:text-properties style:font-name="Times New Roman" fo:font-style="normal" officeooo:rsid="005da826" style:font-style-asian="normal" style:font-style-complex="normal"/>
    </style:style>
    <style:style style:name="T66" style:family="text">
      <style:text-properties style:font-name="Times New Roman" fo:font-style="normal" officeooo:rsid="006838d4" style:font-style-asian="normal" style:font-style-complex="normal"/>
    </style:style>
    <style:style style:name="T67" style:family="text">
      <style:text-properties style:font-name="Times New Roman" fo:font-style="normal" officeooo:rsid="0070af6c" style:font-style-asian="normal" style:font-style-complex="normal"/>
    </style:style>
    <style:style style:name="T68" style:family="text">
      <style:text-properties style:font-name="Times New Roman" fo:font-style="normal" officeooo:rsid="0074f02f" style:font-style-asian="normal" style:font-style-complex="normal"/>
    </style:style>
    <style:style style:name="T69" style:family="text">
      <style:text-properties style:font-name="Times New Roman" fo:font-style="normal" officeooo:rsid="0075b580" style:font-style-asian="normal" style:font-style-complex="normal"/>
    </style:style>
    <style:style style:name="T70" style:family="text">
      <style:text-properties officeooo:rsid="0044fe20"/>
    </style:style>
    <style:style style:name="T71" style:family="text">
      <style:text-properties officeooo:rsid="0045fa18"/>
    </style:style>
    <style:style style:name="T72" style:family="text">
      <style:text-properties officeooo:rsid="0047852e"/>
    </style:style>
    <style:style style:name="T73" style:family="text">
      <style:text-properties officeooo:rsid="0047b26f"/>
    </style:style>
    <style:style style:name="T74" style:family="text">
      <style:text-properties officeooo:rsid="004a6b0c"/>
    </style:style>
    <style:style style:name="T75" style:family="text">
      <style:text-properties officeooo:rsid="004befe3"/>
    </style:style>
    <style:style style:name="T76" style:family="text">
      <style:text-properties officeooo:rsid="004e6a0e"/>
    </style:style>
    <style:style style:name="T77" style:family="text">
      <style:text-properties officeooo:rsid="004f5b12"/>
    </style:style>
    <style:style style:name="T78" style:family="text">
      <style:text-properties officeooo:rsid="00513465"/>
    </style:style>
    <style:style style:name="T79" style:family="text">
      <style:text-properties officeooo:rsid="0033bea5"/>
    </style:style>
    <style:style style:name="T80" style:family="text">
      <style:text-properties officeooo:rsid="0051aecd"/>
    </style:style>
    <style:style style:name="T81" style:family="text">
      <style:text-properties officeooo:rsid="0052424d"/>
    </style:style>
    <style:style style:name="T82" style:family="text">
      <style:text-properties officeooo:rsid="00549a54"/>
    </style:style>
    <style:style style:name="T83" style:family="text">
      <style:text-properties fo:font-weight="normal" officeooo:rsid="00b050e1" style:font-weight-asian="normal" style:font-weight-complex="normal"/>
    </style:style>
    <style:style style:name="T84" style:family="text">
      <style:text-properties fo:font-weight="normal" officeooo:rsid="0058c8c6" style:font-weight-asian="normal" style:font-weight-complex="normal"/>
    </style:style>
    <style:style style:name="T85" style:family="text">
      <style:text-properties fo:font-weight="normal" officeooo:rsid="0074f02f" style:font-weight-asian="normal" style:font-weight-complex="normal"/>
    </style:style>
    <style:style style:name="T86" style:family="text">
      <style:text-properties officeooo:rsid="0058c8c6"/>
    </style:style>
    <style:style style:name="T87" style:family="text">
      <style:text-properties officeooo:rsid="0059c81d"/>
    </style:style>
    <style:style style:name="T88" style:family="text">
      <style:text-properties fo:font-style="italic" style:font-style-asian="italic"/>
    </style:style>
    <style:style style:name="T89" style:family="text">
      <style:text-properties fo:font-variant="normal" fo:text-transform="none" style:use-window-font-color="true" loext:opacity="0%" style:text-position="0% 100%" style:text-underline-style="none" fo:font-weight="normal" officeooo:rsid="0036dcce"/>
    </style:style>
    <style:style style:name="T90" style:family="text">
      <style:text-properties fo:font-variant="normal" fo:text-transform="none" style:use-window-font-color="true" loext:opacity="0%" style:text-position="0% 100%" fo:font-style="normal" style:text-underline-style="none" fo:font-weight="normal" officeooo:rsid="001dc8ae" style:font-style-asian="normal" style:font-style-complex="normal"/>
    </style:style>
    <style:style style:name="T91" style:family="text">
      <style:text-properties fo:font-variant="normal" fo:text-transform="none" style:text-position="0% 100%" fo:font-style="italic" style:text-underline-style="none" fo:font-weight="normal" style:font-style-asian="italic"/>
    </style:style>
    <style:style style:name="T92" style:family="text">
      <style:text-properties fo:font-variant="normal" fo:text-transform="none" style:text-position="0% 100%" style:text-underline-style="none" fo:font-weight="normal"/>
    </style:style>
    <style:style style:name="T93" style:family="text">
      <style:text-properties fo:font-variant="normal" fo:text-transform="none" style:text-position="0% 100%" style:text-underline-style="none" fo:font-weight="normal" officeooo:rsid="006b4743"/>
    </style:style>
    <style:style style:name="T94"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95" style:family="text">
      <style:text-properties fo:font-variant="normal" fo:text-transform="none" style:text-position="0% 100%" style:font-name="Times New Roman" fo:font-style="normal" style:text-underline-style="none" fo:font-weight="normal" officeooo:rsid="006838d4" style:font-style-asian="normal" style:font-style-complex="normal"/>
    </style:style>
    <style:style style:name="T96" style:family="text">
      <style:text-properties fo:font-variant="normal" fo:text-transform="none" style:text-position="0% 100%" style:font-name="Times New Roman" fo:font-style="normal" style:text-underline-style="none" fo:font-weight="normal" officeooo:rsid="005da826" style:font-style-asian="normal" style:font-style-complex="normal"/>
    </style:style>
    <style:style style:name="T97" style:family="text">
      <style:text-properties fo:font-variant="normal" fo:text-transform="none" style:text-position="0% 100%" fo:font-style="normal" style:text-underline-style="none" fo:font-weight="normal" officeooo:rsid="0034ac0a" style:font-style-asian="normal" style:font-style-complex="normal"/>
    </style:style>
    <style:style style:name="T98" style:family="text">
      <style:text-properties fo:font-variant="normal" fo:text-transform="none" style:text-position="0% 100%" fo:font-style="normal" style:text-underline-style="none" fo:font-weight="normal" officeooo:rsid="002a63f9" style:font-style-asian="normal" style:font-style-complex="normal"/>
    </style:style>
    <style:style style:name="T99" style:family="text">
      <style:text-properties fo:font-variant="normal" fo:text-transform="none" style:text-position="0% 100%" fo:font-style="normal" style:text-underline-style="none" fo:font-weight="normal" officeooo:rsid="003d9e4e" style:font-style-asian="normal" style:font-style-complex="normal"/>
    </style:style>
    <style:style style:name="T100" style:family="text">
      <style:text-properties fo:font-variant="normal" fo:text-transform="none" style:text-position="0% 100%" fo:font-style="normal" style:text-underline-style="none" fo:font-weight="normal" officeooo:rsid="003c5e19" style:font-style-asian="normal" style:font-style-complex="normal"/>
    </style:style>
    <style:style style:name="T101" style:family="text">
      <style:text-properties fo:font-variant="normal" fo:text-transform="none" style:text-position="0% 100%" fo:font-style="normal" style:text-underline-style="none" fo:font-weight="normal" officeooo:rsid="002c9316" style:font-style-asian="normal" style:font-style-complex="normal"/>
    </style:style>
    <style:style style:name="T102" style:family="text">
      <style:text-properties officeooo:rsid="005b63eb"/>
    </style:style>
    <style:style style:name="T103" style:family="text">
      <style:text-properties officeooo:rsid="005b9d81"/>
    </style:style>
    <style:style style:name="T104" style:family="text">
      <style:text-properties officeooo:rsid="005da826"/>
    </style:style>
    <style:style style:name="T105" style:family="text">
      <style:text-properties officeooo:rsid="005f0045"/>
    </style:style>
    <style:style style:name="T106" style:family="text">
      <style:text-properties fo:font-size="12pt" officeooo:rsid="0012c310" style:font-size-asian="12pt" style:font-size-complex="12pt"/>
    </style:style>
    <style:style style:name="T107" style:family="text">
      <style:text-properties fo:font-size="12pt" officeooo:rsid="005f0045" style:font-size-asian="12pt" style:font-size-complex="12pt"/>
    </style:style>
    <style:style style:name="T108" style:family="text">
      <style:text-properties fo:font-size="12pt" officeooo:rsid="006098d8" style:font-size-asian="12pt" style:font-size-complex="12pt"/>
    </style:style>
    <style:style style:name="T109" style:family="text">
      <style:text-properties fo:font-size="12pt" officeooo:rsid="006a5770" style:font-size-asian="12pt" style:font-size-complex="12pt"/>
    </style:style>
    <style:style style:name="T110" style:family="text">
      <style:text-properties officeooo:rsid="006098d8"/>
    </style:style>
    <style:style style:name="T111" style:family="text">
      <style:text-properties officeooo:rsid="00612517"/>
    </style:style>
    <style:style style:name="T112" style:family="text">
      <style:text-properties officeooo:rsid="0063c1bf"/>
    </style:style>
    <style:style style:name="T113" style:family="text">
      <style:text-properties officeooo:rsid="00652c41"/>
    </style:style>
    <style:style style:name="T114" style:family="text">
      <style:text-properties officeooo:rsid="00655d9d"/>
    </style:style>
    <style:style style:name="T115" style:family="text">
      <style:text-properties officeooo:rsid="0066c4a8"/>
    </style:style>
    <style:style style:name="T116" style:family="text">
      <style:text-properties officeooo:rsid="006838d4"/>
    </style:style>
    <style:style style:name="T117" style:family="text">
      <style:text-properties officeooo:rsid="0068e2f5"/>
    </style:style>
    <style:style style:name="T118" style:family="text">
      <style:text-properties officeooo:rsid="0036dcce"/>
    </style:style>
    <style:style style:name="T119" style:family="text">
      <style:text-properties officeooo:rsid="006a5770"/>
    </style:style>
    <style:style style:name="T120" style:family="text">
      <style:text-properties officeooo:rsid="006b4743"/>
    </style:style>
    <style:style style:name="T121" style:family="text">
      <style:text-properties officeooo:rsid="006d0386"/>
    </style:style>
    <style:style style:name="T122" style:family="text">
      <style:text-properties officeooo:rsid="006fd1df"/>
    </style:style>
    <style:style style:name="T123" style:family="text">
      <style:text-properties officeooo:rsid="0070af6c"/>
    </style:style>
    <style:style style:name="T124" style:family="text">
      <style:text-properties officeooo:rsid="0070d8d9"/>
    </style:style>
    <style:style style:name="T125" style:family="text">
      <style:text-properties officeooo:rsid="00723fd6"/>
    </style:style>
    <style:style style:name="T126" style:family="text">
      <style:text-properties officeooo:rsid="0073a8d8"/>
    </style:style>
    <style:style style:name="T127" style:family="text">
      <style:text-properties officeooo:rsid="0074f02f"/>
    </style:style>
    <style:style style:name="T128" style:family="text">
      <style:text-properties officeooo:rsid="0075b580"/>
    </style:style>
    <style:style style:name="T129" style:family="text">
      <style:text-properties officeooo:rsid="00762fae"/>
    </style:style>
    <style:style style:name="T130" style:family="text">
      <style:text-properties style:font-style-asian="italic"/>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span text:style-name="T1">D</text:span>iscussion</text:h>
      <text:p text:style-name="P2"><text:span text:style-name="T2">The main objective of my thesis was </text:span><text:span text:style-name="T84">to </text:span><text:span text:style-name="T83">better understand</text:span><text:span text:style-name="T84"> </text:span><text:span text:style-name="T85">the </text:span><text:span text:style-name="T84">principles governing </text:span><text:span text:style-name="T83">the</text:span><text:span text:style-name="T84"> </text:span><text:span text:style-name="T83">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112">analyzing data on</text:span><text:span text:style-name="T3"> hundreds to thousands of species across continental scale</text:span><text:span text:style-name="T127">s</text:span><text:span text:style-name="T3">. </text:span><text:span text:style-name="T112">T</text:span><text:span text:style-name="T4">his large-scale approach </text:span><text:span text:style-name="T112">revealed</text:span><text:span text:style-name="T4"> novel generalities across communities, space, and time. </text:span><text:span text:style-name="T112">In this discussion</text:span><text:span text:style-name="T5">, I</text:span><text:span text:style-name="T4"> will </text:span><text:span text:style-name="T112">present</text:span><text:span text:style-name="T4"> the key findings, their implications, limitations, and</text:span><text:span text:style-name="T5">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104">biogeography of </text:span><text:span text:style-name="T4">food web</text:span><text:span text:style-name="T104">s</text:span><text:span text:style-name="T4">, and seasonal bird biogeography.</text:span></text:p>
      <text:p text:style-name="P13"/>
      <text:p text:style-name="P20">Table <text:sequence text:ref-name="refTable0" text:name="Table" text:formula="ooow:Table+1" style:num-format="1">1</text:sequence>:<text:span text:style-name="T112">Summary of each chapter. </text:span></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1">Chapter</text:p>
          </table:table-cell>
          <table:table-cell table:style-name="Table1.A1" office:value-type="string">
            <text:p text:style-name="P21">Question</text:p>
          </table:table-cell>
          <table:table-cell table:style-name="Table1.A1" office:value-type="string">
            <text:p text:style-name="P21">Methodology</text:p>
          </table:table-cell>
          <table:table-cell table:style-name="Table1.A1" office:value-type="string">
            <text:p text:style-name="P21">Main Findings</text:p>
          </table:table-cell>
          <table:table-cell table:style-name="Table1.E1" office:value-type="string">
            <text:p text:style-name="P21">Implications</text:p>
          </table:table-cell>
        </table:table-row>
        <table:table-row>
          <table:table-cell table:style-name="Table1.A2" office:value-type="string">
            <text:p text:style-name="P21">1</text:p>
          </table:table-cell>
          <table:table-cell table:style-name="Table1.A2" office:value-type="string">
            <text:p text:style-name="P22"><text:span text:style-name="T70">Ho</text:span>w well <text:span text:style-name="T126">can we</text:span> predict interactions across large spatial scales and food webs?</text:p>
          </table:table-cell>
          <table:table-cell table:style-name="Table1.A2" office:value-type="string">
            <text:p text:style-name="P23">We used the food web of European tetrapods and species traits to train a series of Bayesian hierarchical linear models.</text:p>
          </table:table-cell>
          <table:table-cell table:style-name="Table1.A2" office:value-type="string">
            <text:p text:style-name="P22"><text:span text:style-name="T70">- M</text:span>odels calibrated with very few known interactions estimated the entire food web reasonably well.</text:p>
            <text:p text:style-name="P21">- Predictability of interactions was homogeneous in space.</text:p>
            <text:p text:style-name="P21">- Interactions of some species (e.g., generalist species) are not as well predicted.</text:p>
          </table:table-cell>
          <table:table-cell table:style-name="Table1.E2" office:value-type="string">
            <text:p text:style-name="P21">- Trait relationships between interacting species are general within the European food web.</text:p>
            <text:p text:style-name="P21">- Trait-based models can make preliminary predictions to fill interaction data shortfalls.</text:p>
          </table:table-cell>
        </table:table-row>
        <table:table-row>
          <table:table-cell table:style-name="Table1.A2" office:value-type="string">
            <text:p text:style-name="P21">2</text:p>
          </table:table-cell>
          <table:table-cell table:style-name="Table1.A2" office:value-type="string">
            <text:p text:style-name="P22"><text:span text:style-name="T71">H</text:span>ow well <text:span text:style-name="T71">trait-based interaction</text:span> models can extrapolate to <text:span text:style-name="T71">predict interactions and network properties in</text:span> new ecological communities?</text:p>
          </table:table-cell>
          <table:table-cell table:style-name="Table1.A2" office:value-type="string">
            <text:p text:style-name="P22">We train<text:span text:style-name="T71">ed</text:span> models of trophic interactions on four vertebrate food webs (Canadian tundra, Serengeti, Pyrenees, and Europe) and evaluate<text:span text:style-name="T127">d</text:span> how well these models predict each food web.</text:p>
          </table:table-cell>
          <table:table-cell table:style-name="Table1.A2" office:value-type="string">
            <text:p text:style-name="P22">- <text:span text:style-name="T71">T</text:span>rait-based models predict most interactions <text:span text:style-name="T71">correctly in other food webs.</text:span></text:p>
            <text:p text:style-name="P22">- <text:span text:style-name="T71">Transferability decreased with increasing phylogenetic and environmental dissimilarity.</text:span></text:p>
            <text:p text:style-name="P22">- <text:span text:style-name="T71">Network properties were less well predicted than interactions.</text:span></text:p>
          </table:table-cell>
          <table:table-cell table:style-name="Table1.E2" office:value-type="string">
            <text:p text:style-name="P22">- <text:span text:style-name="T72">Trait-based models can make </text:span><text:span text:style-name="T127">a</text:span><text:span text:style-name="T72"> first approximation of food webs in area</text:span><text:span text:style-name="T127">s</text:span><text:span text:style-name="T72"> with little to no data.</text:span></text:p>
            <text:p text:style-name="P22">- <text:span text:style-name="T72">Food web variation is mainly driven by variation in traits rather than by variation in trait relationships between interacting species.</text:span></text:p>
            <text:p text:style-name="P22">- <text:span text:style-name="T72">Constraint</text:span><text:span text:style-name="T127">s</text:span><text:span text:style-name="T72"> beyond trait relationships are shaping food webs.</text:span></text:p>
          </table:table-cell>
        </table:table-row>
        <table:table-row>
          <table:table-cell table:style-name="Table1.A2" office:value-type="string">
            <text:p text:style-name="P21">3</text:p>
          </table:table-cell>
          <table:table-cell table:style-name="Table1.A2" office:value-type="string">
            <text:p text:style-name="P22"><text:span text:style-name="T72">H</text:span>ow <text:span text:style-name="T127">do </text:span><text:span text:style-name="T72">bird </text:span>traits explain <text:span text:style-name="T126">the degree to which </text:span><text:span text:style-name="T72">birds endure winter versus migrat</text:span><text:span text:style-name="T126">e</text:span><text:span text:style-name="T72"> to be expose</text:span><text:span text:style-name="T127">d</text:span><text:span text:style-name="T72"> to similar climatic conditions across seasons?</text:span></text:p>
          </table:table-cell>
          <table:table-cell table:style-name="Table1.A2" office:value-type="string">
            <text:p text:style-name="P24">We modelled variations in North American bird distributions and <text:span text:style-name="T127">the </text:span>climate <text:span text:style-name="T127">conditions </text:span>they experience across seasons as a function of their traits.</text:p>
          </table:table-cell>
          <table:table-cell table:style-name="Table1.A2" office:value-type="string">
            <text:p text:style-name="P22">- <text:span text:style-name="T73">S</text:span>pecies traits <text:span text:style-name="T73">explain migratory</text:span> strategies with body mass better explaining movement in climatic space and the hand-wing index indicating movement in geographic space.</text:p>
            <text:p text:style-name="P22">- <text:span text:style-name="T73">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2">- <text:span text:style-name="T74">The seasonal redistribution of bird and trait diversity across seasons will influence the functioning of communities.</text:span></text:p>
            <text:p text:style-name="P22">- <text:span text:style-name="T74">Given changing seasonal dynamics, we need a better understanding of how birds interact with climate across their annual cycle to better anticipate the consequences of climate change.</text:span></text:p>
          </table:table-cell>
        </table:table-row>
        <text:soft-page-break/>
        <table:table-row>
          <table:table-cell table:style-name="Table1.A2" office:value-type="string">
            <text:p text:style-name="P21">4</text:p>
          </table:table-cell>
          <table:table-cell table:style-name="Table1.A2" office:value-type="string">
            <text:p text:style-name="P25">How do seasonal level<text:span text:style-name="T127">s</text:span> of human impact, protection, and bird traits explain the trends among North American bird species?</text:p>
          </table:table-cell>
          <table:table-cell table:style-name="Table1.A2" office:value-type="string">
            <text:p text:style-name="P25">We combined seasonal distribution<text:span text:style-name="T127">s</text:span> of North American birds to quantify seasonal level<text:span text:style-name="T127">s</text:span> of stress and protection and relate them to estimated species trends between 1970 and 2017.</text:p>
          </table:table-cell>
          <table:table-cell table:style-name="Table1.A2" office:value-type="string">
            <text:p text:style-name="P22">- <text:span text:style-name="T75">M</text:span><text:span text:style-name="T49">ost bird </text:span><text:span text:style-name="T51">communities</text:span><text:span text:style-name="T49"> declined between </text:span><text:span text:style-name="T50">19% and 39%</text:span><text:span text:style-name="T49"> since 1970 throughout North America.</text:span></text:p>
            <text:p text:style-name="P25"><text:span text:style-name="T49">- </text:span><text:span text:style-name="T48">L</text:span><text:span text:style-name="T49">evel of stress and protection during all seasons, especially during migration, </text:span><text:span text:style-name="T52">seems to be</text:span><text:span text:style-name="T49"> important drivers of bird trends.</text:span></text:p>
            <text:p text:style-name="P25"><text:span text:style-name="T49">- </text:span><text:span text:style-name="T48">S</text:span><text:span text:style-name="T49">maller birds and birds that travel longer distances tend to decline more than average</text:span></text:p>
          </table:table-cell>
          <table:table-cell table:style-name="Table1.E2" office:value-type="string">
            <text:p text:style-name="P22">- <text:span text:style-name="T75">Birds that are more tolerant during breeding and nonbreeding to human impacts decline less.</text:span></text:p>
            <text:p text:style-name="P22"><text:span text:style-name="T75">- It is important to </text:span>integrate spatiotemporal variation<text:span text:style-name="T75">s</text:span> in stressors, protection measures, and species traits <text:span text:style-name="T75">into conservation efforts.</text:span></text:p>
            <text:p text:style-name="P22"/>
          </table:table-cell>
        </table:table-row>
      </table:table>
      <text:h text:style-name="P29" text:outline-level="2" text:is-list-header="true"/>
      <text:h text:style-name="P29" text:outline-level="2">Trait-based predictions of <text:span text:style-name="T6">trophic </text:span>interactions</text:h>
      <text:p text:style-name="P26"><text:span text:style-name="T33">Trophic interactions, </text:span><text:span text:style-name="T11">where a predator species feeds on a prey species, </text:span><text:span text:style-name="T12">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90">(Morales-Castilla </text:span><text:span text:style-name="T91">et al.</text:span><text:span text:style-name="T92">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12">. </text:span><text:span text:style-name="T13">First, a species can only feed on another if they co-occur (neutral constraint) which results from environmental filters, dispersal limitations, and species interactions. Second, a </text:span><text:span text:style-name="T17">predator</text:span><text:span text:style-name="T13"> will feed on </text:span><text:span text:style-name="T17">prey</text:span><text:span text:style-name="T13"> only if the prey’</text:span><text:span text:style-name="T17">s</text:span><text:span text:style-name="T13"> </text:span><text:span text:style-name="T17">traits</text:span><text:span text:style-name="T13"> fit within the </text:span><text:span text:style-name="T17">predator's</text:span><text:span text:style-name="T13"> trophic niche </text:span><text:span text:style-name="T14">(niche constraint)</text:span><text:span text:style-name="T13">. This ‘match’ between the trophic niche of the predator and the traits of the prey is </text:span><text:span text:style-name="T17">captured</text:span><text:span text:style-name="T13"> </text:span><text:span text:style-name="T17">by</text:span><text:span text:style-name="T13"> trait-based trophic interaction models. </text:span><text:span text:style-name="T15">The accuracy of</text:span><text:span text:style-name="T16"> these</text:span><text:span text:style-name="T14"> models </text:span><text:span text:style-name="T15">depends</text:span><text:span text:style-name="T16"> on</text:span><text:span text:style-name="T14"> </text:span><text:span text:style-name="T15">the</text:span><text:span text:style-name="T16"> generalities in the trait-interaction relationships of predators and prey across taxa and ecosystems.</text:span></text:p>
      <text:p text:style-name="P14"/>
      <text:p text:style-name="P14"><text:span text:style-name="T77">Findings and i</text:span>mplications</text:p>
      <text:p text:style-name="P26"><text:span text:style-name="T22">The Eltonian Shortfall – “the lack of knowledge on species' interactions and these interactions' effects on individual survival and fitness” – is one of the </text:span><text:span text:style-name="T40">main</text:span><text:span text:style-name="T22"> data gap</text:span><text:span text:style-name="T46">s</text:span><text:span text:style-name="T22"> in ecology </text:span><text:reference-mark-start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98">(Hortal </text:span><text:span text:style-name="T91">et al.</text:span><text:span text:style-name="T92"> 2015)</text:span><text:reference-mark-end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22">. In</text:span><text:span text:style-name="T40">deed</text:span><text:span text:style-name="T22">, we lack interaction data for most taxa and ecosystems. Our finding</text:span><text:span text:style-name="T40">s</text:span><text:span text:style-name="T22"> of generalities within food web</text:span><text:span text:style-name="T47">s</text:span><text:span text:style-name="T22"> (Chapter 1) and across food webs (Chapter 2) indicate that trait-</text:span><text:soft-page-break/><text:span text:style-name="T22">based </text:span><text:span text:style-name="T23">predictions</text:span><text:span text:style-name="T22"> </text:span><text:span text:style-name="T40">can provide</text:span><text:span text:style-name="T22"> </text:span><text:span text:style-name="T21">first-order approximations of food web</text:span><text:span text:style-name="T22">s. We showed that even with limited data, these models can fill gaps in incomplete food web</text:span><text:span text:style-name="T47">s</text:span><text:span text:style-name="T22"> or predict interactions in ecosystems </text:span><text:span text:style-name="T41">with</text:span><text:span text:style-name="T23"> little to no data</text:span><text:span text:style-name="T22">. </text:span><text:span text:style-name="T41">However, t</text:span><text:span text:style-name="T23">rait-based models tend to systematically overestimate the number of interactions, suggesting that predicted interactions are candidate interactions. </text:span><text:span text:style-name="T41">These predictions</text:span><text:span text:style-name="T23"> can then be refined through geographic subsets, expert opinion, or additional data.</text:span></text:p>
      <text:p text:style-name="P10"/>
      <text:p text:style-name="P26"><text:span text:style-name="T24">Protecting species interactions should </text:span><text:span text:style-name="T41">enable</text:span><text:span text:style-name="T24"> a more functional approach to conservation </text:span><text:span text:style-name="T41">for a </text:span><text:span text:style-name="T45">few</text:span><text:span text:style-name="T41"> reasons:</text:span><text:span text:style-name="T30"> (1)</text:span><text:span text:style-name="T25"> interactions provide ecosystem function</text:span><text:span text:style-name="T41">s</text:span><text:span text:style-name="T25"> </text:span><text:reference-mark-start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5">(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30">, (2) </text:span><text:span text:style-name="T25">from interactions, we can infer the role</text:span><text:span text:style-name="T41">s</text:span><text:span text:style-name="T25"> of species </text:span><text:span text:style-name="T41">with</text:span><text:span text:style-name="T25">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97">(Cirtwill </text:span><text:span text:style-name="T91">et al.</text:span><text:span text:style-name="T92"> 2018)</text:span><text:reference-mark-end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30">, and (3) </text:span><text:span text:style-name="T25">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97">(McDonald-Madden </text:span><text:span text:style-name="T91">et al.</text:span><text:span text:style-name="T92">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25">. So far, the lack of interaction data </text:span><text:span text:style-name="T47">has</text:span><text:span text:style-name="T45"> limited the integration of species interactions into conservation efforts</text:span><text:span text:style-name="T25">. T</text:span><text:span text:style-name="T24">he </text:span><text:span text:style-name="T41">ability</text:span><text:span text:style-name="T24"> to predict interactions even in places w</text:span><text:span text:style-name="T41">ith</text:span><text:span text:style-name="T24"> </text:span><text:span text:style-name="T41">minimal</text:span><text:span text:style-name="T24"> data, as demonstrated in </text:span><text:span text:style-name="T30">C</text:span><text:span text:style-name="T24">hapters 1 and 2, </text:span><text:span text:style-name="T25">should </text:span><text:span text:style-name="T41">help overcome</text:span><text:span text:style-name="T25"> some of the</text:span><text:span text:style-name="T45">se</text:span><text:span text:style-name="T25"> </text:span><text:span text:style-name="T26">barriers, </text:span><text:span text:style-name="T45">and help a more functional approach to conservation planning</text:span><text:span text:style-name="T25">.</text:span></text:p>
      <text:p text:style-name="P9"/>
      <text:p text:style-name="P15"><text:span text:style-name="T77">Limitations and f</text:span><text:span text:style-name="T76">uture directions</text:span></text:p>
      <text:list text:style-name="L1">
        <text:list-item>
          <text:p text:style-name="P34"><text:span text:style-name="T27">Interaction strength, unlike the </text:span><text:span text:style-name="T41">qualitative </text:span><text:span text:style-name="T27">presence or absence of an interaction, is a continuous measurement quantify</text:span><text:span text:style-name="T41">ing</text:span><text:span text:style-name="T27"> the effect of one species on another </text:span><text:reference-mark-start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100">(Berlow </text:span><text:span text:style-name="T91">et al.</text:span><text:span text:style-name="T92"> 2004; Wootton &amp; Emmerson 2005)</text:span><text:reference-mark-end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27">. </text:span><text:span text:style-name="T38">The distribution of interaction strength</text:span><text:span text:style-name="T41">s</text:span><text:span text:style-name="T38"> within a food web</text:span> <text:span text:style-name="T111">influence</text:span><text:span text:style-name="T126">s</text:span><text:span text:style-name="T111"> its stability </text:span><text:reference-mark-start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92">(Ruiter </text:span><text:span text:style-name="T91">et al.</text:span><text:span text:style-name="T92"> 1995)</text:span><text:reference-mark-end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111"> and functioning </text:span><text:reference-mark-start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11">(Duffy 2002)</text:span><text:reference-mark-end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11">. </text:span><text:span text:style-name="T113">Q</text:span><text:span text:style-name="T111">uantifying </text:span><text:span text:style-name="T113">energy flows between species </text:span><text:span text:style-name="T111">can </text:span><text:span text:style-name="T113">also </text:span><text:span text:style-name="T111">help anticipate </text:span><text:span text:style-name="T127">the</text:span><text:span text:style-name="T111"> cascading effects of perturbations </text:span><text:reference-mark-start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92">(Bascompte </text:span><text:span text:style-name="T91">et al.</text:span><text:span text:style-name="T92"> 2005)</text:span><text:reference-mark-end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111">. </text:span><text:span text:style-name="T59">Yet, most trophic interaction model</text:span><text:span text:style-name="T122">s</text:span><text:span text:style-name="T59">, including </text:span><text:soft-page-break/><text:span text:style-name="T113">those</text:span><text:span text:style-name="T59"> used in </text:span><text:span text:style-name="T87">C</text:span><text:span text:style-name="T59">hapters 1 and 2, predict the probability that a species could feed on another species </text:span><text:span text:style-name="T122">without quantifying the strength of interactions</text:span><text:span text:style-name="T28">. </text:span><text:span text:style-name="T39">F</text:span><text:span text:style-name="T30">uture</text:span><text:span text:style-name="T28"> </text:span><text:span text:style-name="T29">models </text:span><text:span text:style-name="T30">that sought to quantify th</text:span><text:span text:style-name="T28">e effect</text:span><text:span text:style-name="T30">s</text:span><text:span text:style-name="T28"> of one species on another </text:span><text:span text:style-name="T29">would be more useful</text:span><text:span text:style-name="T28">. <text:s/></text:span></text:p>
        </text:list-item>
        <text:list-item>
          <text:p text:style-name="P34"><text:span text:style-name="T28">Since we focused on trophic interactions between terrestrial vertebrates, our food webs do not include </text:span><text:span text:style-name="T42">primary producers</text:span><text:span text:style-name="T28"> or invertebrates. </text:span><text:span text:style-name="T31">These are, of course, important to understand how energy flow</text:span><text:span text:style-name="T42">s</text:span><text:span text:style-name="T31"> </text:span><text:span text:style-name="T45">and cycles with</text:span><text:span text:style-name="T31">in ecosystem</text:span><text:span text:style-name="T32">s</text:span><text:span text:style-name="T31">. </text:span><text:span text:style-name="T37">Other models and traits</text:span><text:span text:style-name="T31"> could address this gap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99">(Laigle </text:span><text:span text:style-name="T91">et al.</text:span><text:span text:style-name="T92"> 2018; Li </text:span><text:span text:style-name="T91">et al.</text:span><text:span text:style-name="T92">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31">, but future research is needed to determine whether trait-interaction relationships are also generalizable for herbivory or invertebrate interactions.</text:span></text:p>
        </text:list-item>
        <text:list-item>
          <text:p text:style-name="P35"><text:span text:style-name="Default_20_Paragraph_20_Font"><text:span text:style-name="T61">In both </text:span></text:span><text:span text:style-name="Default_20_Paragraph_20_Font"><text:span text:style-name="T62">Ch</text:span></text:span><text:span text:style-name="Default_20_Paragraph_20_Font"><text:span text:style-name="T61">apter</text:span></text:span><text:span text:style-name="Default_20_Paragraph_20_Font"><text:span text:style-name="T62">s</text:span></text:span><text:span text:style-name="Default_20_Paragraph_20_Font"><text:span text:style-name="T61"> 1 and 2, we used species-level traits,</text:span></text:span><text:span text:style-name="Default_20_Paragraph_20_Font"><text:span text:style-name="T63"> ignoring </text:span></text:span><text:span text:style-name="Default_20_Paragraph_20_Font"><text:span text:style-name="T61">the potential role of </text:span></text:span><text:span text:style-name="Default_20_Paragraph_20_Font"><text:span text:style-name="T63">intraspecific variation within and across regions </text:span></text:span><text:span text:style-name="Default_20_Paragraph_20_Font"><text:span text:style-name="T61">on species interactions</text:span></text:span><text:span text:style-name="Default_20_Paragraph_20_Font"><text:span text:style-name="T63">.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94">(Gomulkiewicz </text:span></text:span><text:span text:style-name="T91">et al.</text:span><text:span text:style-name="T92"> 2000)</text:span><text:reference-mark-end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63">. </text:span></text:span><text:span text:style-name="Default_20_Paragraph_20_Font"><text:span text:style-name="T60">While it is reasonable to believe that intraspecific variation is less significant in regional and potential food webs compared to local and realized food webs, future studies should evaluate the extent and scale to which co-evolutionary dynamics influence trait-based predictions of trophic interactions and food webs.</text:span></text:span></text:p>
        </text:list-item>
        <text:list-item>
          <text:p text:style-name="P34"><text:span text:style-name="T86">W</text:span><text:span text:style-name="T80">hen the </text:span><text:span text:style-name="T114">primary </text:span><text:span text:style-name="T80">goal is </text:span><text:span text:style-name="T114">to </text:span><text:span text:style-name="T80">fill knowledge gaps rather than ecological inferences, the future of trophic interaction predictions </text:span><text:span text:style-name="T114">may</text:span><text:span text:style-name="T80"> </text:span><text:span text:style-name="T126">rely</text:span><text:span text:style-name="T80"> on </text:span><text:span text:style-name="T81">less ‘traditional’</text:span><text:span text:style-name="T80"> methods. </text:span><text:span text:style-name="T81">T</text:span><text:span text:style-name="T80">he rise of computing power and machine learning methods, like </text:span><text:span text:style-name="T126">deep learning or </text:span><text:span text:style-name="T80">generative artificial intelligence, </text:span><text:span text:style-name="T114">offers</text:span><text:span text:style-name="T81"> new opportunit</text:span><text:span text:style-name="T127">ies</text:span><text:span text:style-name="T81"> to gather and infer interaction data from images, bioacoustics, texts, environmental DNA, or remote sensing </text:span><text:reference-mark-start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81">(Pichler &amp; Hartig 2023)</text:span><text:reference-mark-end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81">. </text:span>While machine learning algorithms hold great potential, they must be used with care as they can sometimes overfit, leading to low transferability, and may amplify <text:soft-page-break/>existing biases in the data. However, using bias mitigation and regularization techniques can address these issues. These models have demonstrated the ability to transfer well to new conditions and perform effectively with limited and biased data<text:span text:style-name="T82"> </text:span><text:reference-mark-start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82">(Pichler &amp; Hartig 2023)</text:span><text:reference-mark-end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82">. </text:span></text:p>
        </text:list-item>
      </text:list>
      <text:h text:style-name="P30" text:outline-level="2"/>
      <text:h text:style-name="P31" text:outline-level="2">Food web biogeography</text:h>
      <text:p text:style-name="Text_20_body"><text:span text:style-name="T53">Variation of food web structure along environmental gradients is driven by three </text:span><text:span text:style-name="T102">processes</text:span><text:span text:style-name="T53">: (1) changes in species </text:span><text:span text:style-name="T114">(and trait)</text:span><text:span text:style-name="T53"> pool, (2) </text:span><text:span text:style-name="T54">constraints acting at the food web level, and (3) </text:span><text:span text:style-name="T53">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92">(Poisot </text:span><text:span text:style-name="T91">et al.</text:span><text:span text:style-name="T92"> 2015)</text:span><text:reference-mark-end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53">. The first </text:span><text:span text:style-name="T102">process</text:span><text:span text:style-name="T53"> is </text:span><text:span text:style-name="T102">the focus of filter, coexistence,</text:span><text:span text:style-name="T53"> and co-occurrence theor</text:span><text:span text:style-name="T114">ies </text:span><text:reference-mark-start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92">(Cazelles </text:span><text:span text:style-name="T91">et al.</text:span><text:span text:style-name="T92"> 2016; Chesson 2000; Keddy 1992)</text:span><text:reference-mark-end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53">. </text:span><text:span text:style-name="T54">This </text:span><text:span text:style-name="T114">process</text:span><text:span text:style-name="T54"> results from the individual responses of species to the abiotic and biotic environment, and from dispersal limitations. The second </text:span><text:span text:style-name="T102">process</text:span><text:span text:style-name="T54">, </text:span><text:span text:style-name="T102">food web-level constraints,</text:span><text:span text:style-name="T54"> include</text:span><text:span text:style-name="T127">s</text:span><text:span text:style-name="T54"> environmental, </text:span><text:span text:style-name="T102">dynamic, and spatiotemporal</text:span><text:span text:style-name="T54"> factors. For example, primary productivity </text:span><text:span text:style-name="T103">or ecosystem size </text:span><text:span text:style-name="T102">might</text:span><text:span text:style-name="T54"> increase the feasible number of trophic level</text:span><text:span text:style-name="T123">s</text:span><text:span text:style-name="T54"> </text:span><text:reference-mark-start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4">(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4">, </text:span><text:span text:style-name="T114">while </text:span><text:span text:style-name="T102">seasonality</text:span><text:span text:style-name="T54">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92">(McMeans </text:span><text:span text:style-name="T91">et al.</text:span><text:span text:style-name="T92"> 2015)</text:span><text:reference-mark-end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102">, </text:span><text:span text:style-name="T114">and</text:span><text:span text:style-name="T102"> </text:span><text:span text:style-name="T103">stability might limit the number of possible interactions</text:span><text:span text:style-name="T102"> </text:span><text:reference-mark-start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92">(Grilli </text:span><text:span text:style-name="T91">et al.</text:span><text:span text:style-name="T92"> 2017)</text:span><text:reference-mark-end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54">. Finally, the third </text:span><text:span text:style-name="T114">process</text:span><text:span text:style-name="T54">, </text:span><text:span text:style-name="T114">variation in </text:span><text:span text:style-name="T54">trait-interaction relationships, </text:span><text:span text:style-name="T123">is</text:span><text:span text:style-name="T114"> the</text:span><text:span text:style-name="T54"> change in the traits </text:span><text:span text:style-name="T115">explaining</text:span><text:span text:style-name="T54"> why a predator </text:span><text:span text:style-name="T115">might</text:span><text:span text:style-name="T54"> feed on a prey. For example, the body mass ratio between the consumer and resources might vary with temperature due to metabolic constraints </text:span><text:reference-mark-start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92">(Brose </text:span><text:span text:style-name="T91">et al.</text:span><text:span text:style-name="T92"> 2006)</text:span><text:reference-mark-end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54">. </text:span><text:span text:style-name="T115">In Chapter</text:span><text:span text:style-name="T123">s</text:span><text:span text:style-name="T115"> 1 and 2, I investigated this third process among terrestrial vertebrates.</text:span></text:p>
      <text:p text:style-name="P1"/>
      <text:p text:style-name="P15"><text:span text:style-name="T77">Findings and i</text:span>mplications</text:p>
      <text:p text:style-name="P27"><text:soft-page-break/><text:span text:style-name="T34">In Chapter 1, </text:span><text:span text:style-name="T36">I</text:span><text:span text:style-name="T34"> </text:span><text:span text:style-name="T36">showed</text:span><text:span text:style-name="T34"> that we were able to predict the food web of European terrestrial vertebrate</text:span><text:span text:style-name="T43">s relatively well</text:span><text:span text:style-name="T34"> </text:span><text:span text:style-name="T43">using</text:span><text:span text:style-name="T34"> a fraction of all </text:span><text:span text:style-name="T43">possible </text:span><text:span text:style-name="T34">interactions. </text:span><text:span text:style-name="T43">I</text:span><text:span text:style-name="T34">n Chapter 2, </text:span><text:span text:style-name="T43">I found</text:span><text:span text:style-name="T34"> that a model calibrated in one ecosystem could predict most trophic interactions in other ecosystems </text:span><text:span text:style-name="T43">given enough environmental and phylogenetic similarities</text:span><text:span text:style-name="T34">. These results </text:span><text:span text:style-name="T35">suggest that </text:span><text:span text:style-name="T34">variation in trait-interaction relationships is not the primary driver of </text:span><text:span text:style-name="T35">food web variation. </text:span><text:span text:style-name="T43">Instead, it seems like changes</text:span><text:span text:style-name="T34"> in species and trait distributions, </text:span><text:span text:style-name="T43">as well as</text:span><text:span text:style-name="T34"> constraints on food web structure, </text:span><text:span text:style-name="T43">are more important</text:span><text:span text:style-name="T34">. </text:span></text:p>
      <text:p text:style-name="P12"/>
      <text:p text:style-name="P27"><text:span text:style-name="T35">These results </text:span><text:span text:style-name="T43">are consistent</text:span><text:span text:style-name="T35"> with previous research finding generalities made on predator-prey body-size ratios within habitat, predator and prey types </text:span><text:reference-mark-start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101">(Brose </text:span><text:span text:style-name="T91">et al.</text:span><text:span text:style-name="T92"> 2006)</text:span><text:reference-mark-end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35">, and the trait-interaction relationships in soil invertebrates across three forest areas in Germany </text:span><text:reference-mark-start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101">(Laigle </text:span><text:span text:style-name="T91">et al.</text:span><text:span text:style-name="T92"> 2018)</text:span><text:reference-mark-end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35">. Additionally, </text:span><text:span text:style-name="T43">the</text:span><text:span text:style-name="T35"> generalities we found in trait-matching relationships within major taxonomic groups (order and class) </text:span><text:span text:style-name="T43">in Chapter 1 and the decrease in model transferability with increasing phylogenetic similarity in Chapter 2, </text:span><text:span text:style-name="T35">add to previous research indicating evolutionary conservation of species interactions </text:span><text:reference-mark-start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101">(G</text:span><text:span text:style-name="T92">ómez </text:span><text:span text:style-name="T91">et al.</text:span><text:span text:style-name="T92"> 2010)</text:span><text:reference-mark-end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35"> and role</text:span><text:span text:style-name="T44">s</text:span><text:span text:style-name="T35"> </text:span><text:reference-mark-start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101">(Stouffer </text:span><text:span text:style-name="T91">et al.</text:span><text:span text:style-name="T92"> 2012)</text:span><text:reference-mark-end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35">.</text:span></text:p>
      <text:p text:style-name="P8"/>
      <text:p text:style-name="Text_20_body"><text:span text:style-name="T55">We also highlighted a major limit</text:span><text:span text:style-name="T116">ation</text:span><text:span text:style-name="T55"> of trait-based interaction model</text:span><text:span text:style-name="T116">s</text:span><text:span text:style-name="T55">: they </text:span><text:span text:style-name="T116">are unable to</text:span><text:span text:style-name="T55"> predict food web structures. This suggest</text:span><text:span text:style-name="T116">s</text:span><text:span text:style-name="T55"> that additional constraints are not captured b</text:span><text:span text:style-name="T116">eyond trait-interaction relationships</text:span><text:span text:style-name="T55">. </text:span><text:span text:style-name="T116">Factors such as a</text:span><text:span text:style-name="T55">rea, </text:span><text:span text:style-name="T127">and </text:span><text:span text:style-name="T55">spatial and temporal structure</text:span><text:span text:style-name="T116">s</text:span><text:span text:style-name="T55"> of the environment, for example, have been shown to </text:span><text:span text:style-name="T116">shape</text:span><text:span text:style-name="T55"> ecological networks by creating modules and </text:span><text:span text:style-name="T116">influencing </text:span><text:span text:style-name="T55">specialization </text:span><text:span text:style-name="T116">distributions</text:span><text:span text:style-name="T55"> </text:span><text:reference-mark-start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92">(Galiana </text:span><text:span text:style-name="T91">et al.</text:span><text:span text:style-name="T92"> 2018)</text:span><text:reference-mark-end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55">. Stability criteria also constrain the distribution of motifs, the number of interactions, and </text:span><text:span text:style-name="T127">the </text:span><text:span text:style-name="T55">strength of these interactions </text:span><text:reference-mark-start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92">(Borrelli 2015; Grilli </text:span><text:span text:style-name="T91">et al.</text:span><text:span text:style-name="T92"> 2017)</text:span><text:reference-mark-end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55">. Finally, </text:span><text:span text:style-name="T79">other environmental factors may influence the </text:span><text:soft-page-break/><text:span text:style-name="T79">structure, such as primary productivity which const</text:span><text:span text:style-name="T57">r</text:span><text:span text:style-name="T79">ains the number of trophic level</text:span><text:span text:style-name="T127">s</text:span><text:span text:style-name="T79"> and the diversity at each trophic level.</text:span></text:p>
      <text:p text:style-name="P11"/>
      <text:p text:style-name="P15"><text:span text:style-name="T77">Limitations and f</text:span><text:span text:style-name="T76">uture directions</text:span></text:p>
      <text:list text:style-name="L2">
        <text:list-item>
          <text:p text:style-name="P36"><text:span text:style-name="Default_20_Paragraph_20_Font"><text:span text:style-name="T60">In Chapter 2, the scarcity of food web data limited us to only four food webs to work with. </text:span></text:span><text:span text:style-name="Default_20_Paragraph_20_Font"><text:span text:style-name="T66">This</text:span></text:span><text:span text:style-name="Default_20_Paragraph_20_Font"><text:span text:style-name="T64"> small sample size </text:span></text:span><text:span text:style-name="Default_20_Paragraph_20_Font"><text:span text:style-name="T66">resulted in</text:span></text:span><text:span text:style-name="Default_20_Paragraph_20_Font"><text:span text:style-name="T64"> large uncertainty for some of our model transferability results.</text:span></text:span><text:span text:style-name="Default_20_Paragraph_20_Font"><text:span text:style-name="T66"> This</text:span></text:span><text:span text:style-name="Default_20_Paragraph_20_Font"><text:span text:style-name="T64"> could be address</text:span></text:span><text:span text:style-name="Default_20_Paragraph_20_Font"><text:span text:style-name="T68">ed</text:span></text:span><text:span text:style-name="Default_20_Paragraph_20_Font"><text:span text:style-name="T64"> when more fully resolved food web</text:span></text:span><text:span text:style-name="Default_20_Paragraph_20_Font"><text:span text:style-name="T68">s</text:span></text:span><text:span text:style-name="Default_20_Paragraph_20_Font"><text:span text:style-name="T64"> will become available. Having more ecological network data will also enable </text:span></text:span><text:span text:style-name="Default_20_Paragraph_20_Font"><text:span text:style-name="T68">us </text:span></text:span><text:span text:style-name="Default_20_Paragraph_20_Font"><text:span text:style-name="T64">to test the generality of our transferability results for other ecosystems, taxonomic groups, and interaction types.</text:span></text:span></text:p>
        </text:list-item>
        <text:list-item>
          <text:p text:style-name="P38"><text:span text:style-name="Default_20_Paragraph_20_Font"><text:span text:style-name="T65">In Chapter 2, we found that trait-based interactions did not predict food web properties. </text:span></text:span><text:span text:style-name="Default_20_Paragraph_20_Font"><text:span text:style-name="T66">This challenge mirrors</text:span></text:span><text:span text:style-name="Default_20_Paragraph_20_Font"><text:span text:style-name="T65"> </text:span></text:span><text:span text:style-name="Default_20_Paragraph_20_Font"><text:span text:style-name="T66">issue</text:span></text:span><text:span text:style-name="Default_20_Paragraph_20_Font"><text:span text:style-name="T67">s </text:span></text:span><text:span text:style-name="Default_20_Paragraph_20_Font"><text:span text:style-name="T66">that</text:span></text:span><text:span text:style-name="Default_20_Paragraph_20_Font"><text:span text:style-name="T65"> have been addressed in the field of species distribution modelling, where individual models predict species well, but not community-level properties, </text:span></text:span><text:span text:style-name="Default_20_Paragraph_20_Font"><text:span text:style-name="T66">such as species richness </text:span></text:span><text:reference-mark-start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95">(Zurell </text:span></text:span><text:span text:style-name="T91">et al.</text:span><text:span text:style-name="T92"> 2020)</text:span><text:reference-mark-end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65">. Methods have been developed to harness biases in highe</text:span></text:span><text:span text:style-name="Default_20_Paragraph_20_Font"><text:span text:style-name="T69">r-</text:span></text:span><text:span text:style-name="Default_20_Paragraph_20_Font"><text:span text:style-name="T65">level properties to correct predictions. For example, Leung et al. </text:span></text:span><text:reference-mark-start text:name="ZOTERO_ITEM CSL_CITATION {&quot;citationID&quot;:&quot;6mcFEdQs&quot;,&quot;properties&quot;:{&quot;formattedCitation&quot;:&quot;(Leung et al. 2019)&quot;,&quot;plainCitation&quot;:&quot;(Leung et al. 2019)&quot;,&quot;dontUpdate&quot;:true,&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FXHObcOItB"/><text:span text:style-name="Default_20_Paragraph_20_Font"><text:span text:style-name="T96">(2019)</text:span></text:span><text:reference-mark-end text:name="ZOTERO_ITEM CSL_CITATION {&quot;citationID&quot;:&quot;6mcFEdQs&quot;,&quot;properties&quot;:{&quot;formattedCitation&quot;:&quot;(Leung et al. 2019)&quot;,&quot;plainCitation&quot;:&quot;(Leung et al. 2019)&quot;,&quot;dontUpdate&quot;:true,&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FXHObcOItB"/><text:span text:style-name="Default_20_Paragraph_20_Font"><text:span text:style-name="T65"> </text:span></text:span><text:span text:style-name="Default_20_Paragraph_20_Font"><text:span text:style-name="T66">c</text:span></text:span><text:span text:style-name="Default_20_Paragraph_20_Font"><text:span text:style-name="T65">ombined predicted species distributions and expected species richness to quantify species and spatial biases. They then correlated these biases with species traits and environmental covariates to improve predicted species distributions. Similar </text:span></text:span><text:span text:style-name="Default_20_Paragraph_20_Font"><text:span text:style-name="T66">approaches</text:span></text:span><text:span text:style-name="Default_20_Paragraph_20_Font"><text:span text:style-name="T65"> integrating predictions of interactions and networks have the potential to provide better food web predictions </text:span></text:span><text:reference-mark-start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96">(Isaac </text:span></text:span><text:span text:style-name="T91">et al.</text:span><text:span text:style-name="T92"> 2020)</text:span><text:reference-mark-end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65">. By leveraging insights from </text:span></text:span><text:span text:style-name="Default_20_Paragraph_20_Font"><text:span text:style-name="T66">other fields</text:span></text:span><text:span text:style-name="Default_20_Paragraph_20_Font"><text:span text:style-name="T65"> and adapting them to the context of food web predictions, we may develop more robust models, </text:span></text:span><text:span text:style-name="Default_20_Paragraph_20_Font"><text:span text:style-name="T66">and better test the relative role of changes in species</text:span></text:span><text:span text:style-name="Default_20_Paragraph_20_Font"><text:span text:style-name="T65"> </text:span></text:span><text:span text:style-name="Default_20_Paragraph_20_Font"><text:span text:style-name="T66">composition, food-web level constraints, and trait-interaction relationships in food web variations</text:span></text:span><text:span text:style-name="Default_20_Paragraph_20_Font"><text:span text:style-name="T65">.</text:span></text:span></text:p>
          <text:p text:style-name="P37"><text:soft-page-break/><text:span text:style-name="Default_20_Paragraph_20_Font"><text:span text:style-name="T65"/></text:span></text:p>
        </text:list-item>
      </text:list>
      <text:h text:style-name="P30" text:outline-level="2">Seasonal <text:span text:style-name="T2">bird </text:span>biogeography</text:h>
      <text:p text:style-name="P5"><text:span text:style-name="T10">Every year, almost 20% of the world’s bird species migrate, </text:span><text:span text:style-name="T7">sometimes over thousands of kilometres,</text:span><text:span text:style-name="T10"> in response to seasonal variation</text:span><text:span text:style-name="T8">s</text:span><text:span text:style-name="T1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89">(Kirby </text:span><text:span text:style-name="T91">et al.</text:span><text:span text:style-name="T92">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10">. This proportion of migrator</text:span><text:span text:style-name="T18">y species</text:span><text:span text:style-name="T10"> </text:span><text:span text:style-name="T20">increases</text:span><text:span text:style-name="T10"> to much higher numbers </text:span><text:span text:style-name="T19">in more</text:span><text:span text:style-name="T10"> seasonal environments. </text:span><text:span text:style-name="T7">This extraordinary adaptation to seasonality </text:span><text:span text:style-name="T9">presumably </text:span><text:span text:style-name="T7">evolved to</text:span><text:span text:style-name="T1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89">(Winger </text:span><text:span text:style-name="T91">et al.</text:span><text:span text:style-name="T92">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10">. Compared to other strateg</text:span><text:span text:style-name="T20">ies</text:span><text:span text:style-name="T10">, migration has the advantage </text:span><text:span text:style-name="T20">of allowing</text:span><text:span text:style-name="T10">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8"/>
      <text:p text:style-name="Text_20_body"><text:span text:style-name="T118">Migration </text:span><text:span text:style-name="T117">also </text:span><text:span text:style-name="T123">entails</text:span><text:span text:style-name="T117"> that species </text:span><text:span text:style-name="T118">depend </text:span><text:span text:style-name="T117">on</text:span><text:span text:style-name="T118"> many habitat</text:span><text:span text:style-name="T126">s</text:span><text:span text:style-name="T118">, and the</text:span><text:span text:style-name="T117">ir</text:span><text:span text:style-name="T118"> ability to move between these habitats. </text:span>Migratory species are thus exposed to varying levels of stress and protection throughout their <text:span text:style-name="T117">annual</text:span> cycle <text:reference-mark-start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92">(Runge </text:span><text:span text:style-name="T91">et al.</text:span><text:span text:style-name="T92"> 2015; Rushing </text:span><text:span text:style-name="T91">et al.</text:span><text:span text:style-name="T92"> 2017)</text:span><text:reference-mark-end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118"> This could </text:span><text:span text:style-name="T117">explain</text:span><text:span text:style-name="T118"> why migratory birds </text:span><text:span text:style-name="T117">experienc</text:span><text:span text:style-name="T123">e</text:span><text:span text:style-name="T117"> declines</text:span><text:span text:style-name="T118"> at much higher rates than resident species </text:span><text:reference-mark-start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8">(Wilcove &amp; Wikelski 2008)</text:span><text:reference-mark-end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8">. In Chapter 4, I ask whether the level of human impact and protection at different season</text:span><text:span text:style-name="T117">s</text:span><text:span text:style-name="T118"> explain variations in trends among North American bird species. I also explore</text:span><text:span text:style-name="T56">d</text:span><text:span text:style-name="T118"> the traits of species that are especially vulnerable to decline.</text:span></text:p>
      <text:p text:style-name="P6"/>
      <text:p text:style-name="P16">Findings <text:span text:style-name="T78">and implications</text:span></text:p>
      <text:p text:style-name="P3"><text:span text:style-name="T57">Our results support the hypothesis </text:span><text:span text:style-name="T123">that migratory birds balance an</text:span><text:span text:style-name="T57"> energetic trade-off between movement within their climatic niche and geographic space and that their traits influence this </text:span><text:soft-page-break/><text:span text:style-name="T123">trade-off</text:span><text:span text:style-name="T57">. </text:span>However, the causality of the relationship<text:span text:style-name="T123">s</text:span> between traits and migratory strategy remains unclear. It is uncertain whether traits evolved to favo<text:span text:style-name="T129">u</text:span>r a particular migratory strategy, or if migratory strategies evolved in response to certain bird traits. With climate change altering seasonal dynamics and habitat availability, traits that favo<text:span text:style-name="T129">u</text:span>r movement within climatic niche space over movement across geographic space may become more critical.</text:p>
      <text:p text:style-name="P7"/>
      <text:p text:style-name="Text_20_body"><text:span text:style-name="T57">The bird communities showed a large variation in structure across the continent and seasons, </text:span><text:span text:style-name="T58">b</text:span><text:span text:style-name="T57">oth </text:span><text:span text:style-name="T58">in terms of taxonomic diversity and also traits. It </text:span><text:span text:style-name="T123">is </text:span><text:span text:style-name="T58">therefore essential to understand the seasonal dynamics of bird communities to better protect and anticipate changes in functioning. Some of the ecogeographical rules only stand for some species and sea</text:span><text:span text:style-name="T117">s</text:span><text:span text:style-name="T58">ons, giving insights into how those spatial structures might arise. For example, </text:span><text:span text:style-name="T117">we found contrasting effects of seasons on the temperature-body size relationships among species that track climate conditions versus the ones that do not. This might indicate different constraints (heat dissipation versus heat conservation) driving body mass distributions in these two groups </text:span><text:reference-mark-start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92">(Henry </text:span><text:span text:style-name="T91">et al.</text:span><text:span text:style-name="T92"> 2023)</text:span><text:reference-mark-end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117">.</text:span></text:p>
      <text:p text:style-name="P4"/>
      <text:p text:style-name="Text_20_body"><text:span text:style-name="T119">I</text:span><text:span text:style-name="T110">n Chapter 4, we highlighted the importance of the migration season in protecting species. </text:span>Spatial planning research could enhance conservation strategies by comparing the prioritization of landscapes during different seasons, potentially identifying areas that provide greater protection for the full <text:span text:style-name="T121">annual cycle</text:span> of species <text:reference-mark-start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text:span text:style-name="T92">(Runge </text:span><text:span text:style-name="T91">et al.</text:span><text:span text:style-name="T92"> 2015)</text:span><text:reference-mark-end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 By considering the specific needs and vulnerabilities of migratory birds during their migration periods, conservation planners can identify and prioritize key habitats and stopover sites critical for their survival. This seasonal approach to spatial planning offers a <text:span text:style-name="T123">more holistic</text:span> strategy for conserving migratory species across their entire annual cycle <text:reference-mark-start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span text:style-name="T92">(Guo </text:span><text:span text:style-name="T91">et al.</text:span><text:span text:style-name="T92"> 2024)</text:span><text:reference-mark-end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p>
      <text:p text:style-name="P19"><text:soft-page-break/></text:p>
      <text:p text:style-name="Text_20_body"><text:span text:style-name="T58">The findings from Chapters 3 and 4 highlight the necessity of studying the entire annual cycle of bird species for effective conservation. Conservation efforts must encompass the full migratory network to </text:span><text:span text:style-name="T119">protect</text:span><text:span text:style-name="T58"> these populations, especially as migratory birds face global declines </text:span><text:span text:style-name="T119">and are exposed to</text:span><text:span text:style-name="T58"> rapidly changing seasonal dynamics </text:span><text:reference-mark-start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92">(Zhang </text:span><text:span text:style-name="T91">et al.</text:span><text:span text:style-name="T92"> 2023)</text:span><text:reference-mark-end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58">. By addressing critical periods like staging and stopover sites, often overlooked in traditional conservation strategies, we can better protect migrating birds.</text:span></text:p>
      <text:p text:style-name="P17"/>
      <text:p text:style-name="P17">Limitations and future directions</text:p>
      <text:list text:style-name="L3">
        <text:list-item>
          <text:p text:style-name="P39">In Chapter 3, our findings <text:span text:style-name="T119">suggest</text:span> that bird traits play a significant role in shaping movement patterns in both geographic and climatic spaces. <text:span text:style-name="T123">However, </text:span>the relationships between traits, migration distance, and climate niche space can be complex. Our results support the hypothesis<text:span text:style-name="T119"> that</text:span> <text:span text:style-name="T105">long-distance migrants seek more resource accessibility rather than climate conditions </text:span><text:reference-mark-start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92">(Somveille </text:span><text:span text:style-name="T91">et al.</text:span><text:span text:style-name="T92"> 2019)</text:span><text:reference-mark-end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105">. </text:span><text:span text:style-name="T119">It also highlight</text:span><text:span text:style-name="T126">s</text:span><text:span text:style-name="T119"> the need to consider another</text:span><text:span text:style-name="T105"> type of ‘tracking’: resource-tracking. </text:span>Future research could explore the relationship<text:span text:style-name="T123">s</text:span> between traits and bird movement in geographic space, as well as within different dimensions of their niches, including Eltonian <text:span text:style-name="T123">(e.g., diet switching) </text:span>and Grinnellian <text:span text:style-name="T123">(e.g., temperature switching)</text:span> niches.</text:p>
        </text:list-item>
        <text:list-item>
          <text:p text:style-name="P39"><text:span text:style-name="T105">Chapter 3 also highlighted a broader limit</text:span><text:span text:style-name="T119">ation</text:span><text:span text:style-name="T105"> </text:span><text:span text:style-name="T119">with</text:span><text:span text:style-name="T105">in the concept of the </text:span><text:span text:style-name="T119">ecological </text:span><text:span text:style-name="T105">niche. </text:span><text:span text:style-name="T106">Traditionally, the ecological niche is defined as the combination of biotic and abiotic factors that allow a species to maintain a positive growth rate </text:span><text:reference-mark-start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6">(Chase &amp; Leibold 2003; Holt 2009)</text:span><text:reference-mark-end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6">. </text:span><text:span text:style-name="T109">However, i</text:span><text:span text:style-name="T107">n a seasonal environment, these factors predictably vary over time. </text:span><text:span text:style-name="T109">Additionally, t</text:span><text:span text:style-name="T107">he responses and impacts of species can also vary </text:span><text:span text:style-name="T108">to </text:span><text:span text:style-name="T109">these </text:span><text:span text:style-name="T108">biotic and </text:span><text:soft-page-break/><text:span text:style-name="T108">abiotic factors can vary as the species enters different stages of </text:span><text:span text:style-name="T109">their</text:span><text:span text:style-name="T108"> annual cycle. By better integrating seasonality into niche concepts and models, we can more accurately anticipate species' responses to changing climate conditions and seasonal dynamics.</text:span></text:p>
        </text:list-item>
        <text:list-item>
          <text:p text:style-name="P39"><text:span text:style-name="T110">In Chapter 4, we </text:span><text:span text:style-name="T119">found contrasting </text:span><text:span text:style-name="T110">effect</text:span><text:span text:style-name="T119">s</text:span><text:span text:style-name="T110"> of human footprint during different seasons on species trends. </text:span>Higher human footprint was associated with declines during the migration season, but with increasing species trends during the breeding and wintering seasons.<text:span text:style-name="T110"> </text:span>One possible explanation is that the human footprint, as a composite of various human stressors, obscures more intricate interactions between individual stressors (such as light pollution and human density) <text:span text:style-name="T119">at</text:span> different seasons <text:span text:style-name="T119">and species trends</text:span>. Birds have distinct requirements during each season, and their vulnerability to individual stressors likely varies accordingly <text:reference-mark-start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text:span text:style-name="T92">(Rushing </text:span><text:span text:style-name="T91">et al.</text:span><text:span text:style-name="T92"> 2017)</text:span><text:reference-mark-end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 Additionally, <text:reference-mark-start text:name="ZOTERO_ITEM CSL_CITATION {&quot;citationID&quot;:&quot;YQKTWV6i&quot;,&quot;properties&quot;:{&quot;formattedCitation&quot;:&quot;(Serratosa et al. 2024)&quot;,&quot;plainCitation&quot;:&quot;(Serratosa et al. 2024)&quot;,&quot;dontUpdate&quot;:true,&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w9zvLAyD53"/><text:span text:style-name="T92">Serratosa et al (2024)</text:span><text:reference-mark-end text:name="ZOTERO_ITEM CSL_CITATION {&quot;citationID&quot;:&quot;YQKTWV6i&quot;,&quot;properties&quot;:{&quot;formattedCitation&quot;:&quot;(Serratosa et al. 2024)&quot;,&quot;plainCitation&quot;:&quot;(Serratosa et al. 2024)&quot;,&quot;dontUpdate&quot;:true,&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w9zvLAyD53"/> <text:span text:style-name="T120">found</text:span> that mortality did not exhibit a linear relationship with human impact, underscoring the potential for more complex relationships between human activities and bird populations. <text:span text:style-name="T110">Understanding how the contrasting </text:span><text:span text:style-name="T124">seasonal </text:span><text:span text:style-name="T110">effects </text:span><text:span text:style-name="T124">we found </text:span><text:span text:style-name="T110">arise </text:span><text:span text:style-name="T124">will be crucial </text:span><text:span text:style-name="T110">to </text:span><text:span text:style-name="T125">better</text:span><text:span text:style-name="T110"> understand</text:span><text:span text:style-name="T128">ing</text:span><text:span text:style-name="T110"> the drivers of bird decline.</text:span></text:p>
          <text:p text:style-name="P40"/>
        </text:list-item>
      </text:list>
      <text:h text:style-name="P32" text:outline-level="2"/>
      <text:h text:style-name="P33" text:outline-level="2">Literature cited</text:h>
      <text:section text:style-name="Sect1" text:name="ZOTERO_BIBL {&quot;uncited&quot;:[],&quot;omitted&quot;:[],&quot;custom&quot;:[]} CSL_BIBLIOGRAPHY RND8qPfs3zhQW">
        <text:p text:style-name="Bibliography_20_1">Bascompte, J., Melián, C.J. &amp; Sala, E. (2005). Interaction strength combinations and the overfishing of a marine food web. <text:span text:style-name="T88">Proceedings of the National Academy of Sciences</text:span>, 102, 5443–5447.</text:p>
        <text:p text:style-name="Bibliography_20_1">Berlow, E.L., Neutel, A.-M., Cohen, J.E., Ruiter, P.C.D., Ebenman, B., Emmerson, M., <text:span text:style-name="T88">et al.</text:span> (2004). Interaction strengths in food webs: issues and opportunities. <text:span text:style-name="T88">Journal of Animal Ecology</text:span>, 73, 585–598.</text:p>
        <text:p text:style-name="Bibliography_20_1">Borrelli, J.J. (2015). Selection against instability: stable subgraphs are most frequent in empirical food webs. <text:span text:style-name="T88">Oikos</text:span>, 124, 1583–1588.</text:p>
        <text:p text:style-name="Bibliography_20_1">Brose, U., Jonsson, T., Berlow, E.L., Warren, P., Banasek-Richter, C., Bersier, L.-F., <text:span text:style-name="T88">et al.</text:span> (2006). Consumer–Resource Body-Size Relationships in Natural Food Webs. <text:span text:style-name="T88">Ecology</text:span>, 87, 2411–2417.</text:p>
        <text:p text:style-name="Bibliography_20_1">Cazelles, K., Araújo, M.B., Mouquet, N. &amp; Gravel, D. (2016). A theory for species co-occurrence in interaction networks. <text:span text:style-name="T88">Theor Ecol</text:span>, 9, 39–48.</text:p>
        <text:p text:style-name="Bibliography_20_1">Chase, J.M. &amp; Leibold, M.A. (2003). <text:span text:style-name="T88">Ecological Niches: Linking Classical and Contemporary Approaches</text:span>. University of Chicago Press.</text:p>
        <text:p text:style-name="Bibliography_20_1">Chesson, P. (2000). Mechanisms of Maintenance of Species Diversity. <text:span text:style-name="T88">Annual Review of Ecology and Systematics</text:span>, 31, 343–366.</text:p>
        <text:p text:style-name="Bibliography_20_1">Cirtwill, A.R., Dalla Riva, G.V., Gaiarsa, M.P., Bimler, M.D., Cagua, E.F., Coux, C., <text:span text:style-name="T88">et al.</text:span> (2018). A review of species role concepts in food webs. <text:span text:style-name="T88">Food Webs</text:span>, 16, e00093.</text:p>
        <text:p text:style-name="Bibliography_20_1">Dehling, D.M. &amp; Stouffer, D.B. (2018). Bringing the Eltonian niche into functional diversity. <text:span text:style-name="T88">Oikos</text:span>, 127, 1711–1723.</text:p>
        <text:p text:style-name="Bibliography_20_1">Duffy, J.E. (2002). Biodiversity and ecosystem function: the consumer connection. <text:span text:style-name="T88">Oikos</text:span>, 99, 201–219.</text:p>
        <text:p text:style-name="Bibliography_20_1">Galiana, N., Lurgi, M., Claramunt-López, B., Fortin, M.-J., Leroux, S., Cazelles, K., <text:span text:style-name="T88">et al.</text:span> (2018). The spatial scaling of species interaction networks. <text:span text:style-name="T88">Nat Ecol Evol</text:span>, 2, 782–790.</text:p>
        <text:p text:style-name="Bibliography_20_1">Gómez, J.M., Verdú, M. &amp; Perfectti, F. (2010). Ecological interactions are evolutionarily conserved across the entire tree of life. <text:span text:style-name="T88">Nature</text:span>, 465, 918–921.</text:p>
        <text:p text:style-name="Bibliography_20_1">Gomulkiewicz, R., Thompson, J.N., Holt, R.D., Nuismer, S.L. &amp; Hochberg, M.E. (2000). Hot Spots, Cold Spots, and the Geographic Mosaic Theory of Coevolution. <text:span text:style-name="T88">The American Naturalist</text:span>, 156, 156–174.</text:p>
        <text:p text:style-name="Bibliography_20_1">Grilli, J., Adorisio, M., Suweis, S., Barabás, G., Banavar, J.R., Allesina, S., <text:span text:style-name="T88">et al.</text:span> (2017). Feasibility and coexistence of large ecological communities. <text:span text:style-name="T88">Nat Commun</text:span>, 8, 14389.</text:p>
        <text:p text:style-name="Bibliography_20_1">Guo, F., Buler, J.J., Smolinsky, J.A. &amp; Wilcove, D.S. (2024). Seasonal patterns and protection status of stopover hotspots for migratory landbirds in the eastern United States. <text:span text:style-name="T88">Current Biology</text:span>, 34, 235-244.e3.</text:p>
        <text:p text:style-name="Bibliography_20_1">Henry, E., Santini, L., Huijbregts, M.A.J. &amp; Benítez-López, A. (2023). Unveiling the environmental drivers of intraspecific body size variation in terrestrial vertebrates. <text:span text:style-name="T88">Global Ecology and Biogeography</text:span>, 32, 267–280.</text:p>
        <text:p text:style-name="Bibliography_20_1">Holt, R.D. (2009). Bringing the Hutchinsonian niche into the 21st century: Ecological and evolutionary perspectives. <text:span text:style-name="T88">PNAS</text:span>, 106, 19659–19665.</text:p>
        <text:p text:style-name="Bibliography_20_1">Hortal, J., de Bello, F., Diniz-Filho, J.A.F., Lewinsohn, T.M., Lobo, J.M. &amp; Ladle, R.J. (2015). Seven Shortfalls that Beset Large-Scale Knowledge of Biodiversity. <text:span text:style-name="T88">Annu. Rev. Ecol. Evol. Syst.</text:span>, 46, 523–549.</text:p>
        <text:p text:style-name="Bibliography_20_1">Isaac, N.J.B., Jarzyna, M.A., Keil, P., Dambly, L.I., Boersch-Supan, P.H., Browning, E., <text:span text:style-name="T88">et al.</text:span> (2020). Data Integration for Large-Scale Models of Species Distributions. <text:span text:style-name="T88">Trends in Ecology &amp; Evolution</text:span>, 35, 56–67.</text:p>
        <text:p text:style-name="Bibliography_20_1"><text:soft-page-break/>Keddy, P.A. (1992). Assembly and response rules: two goals for predictive community ecology. <text:span text:style-name="T88">Journal of Vegetation Science</text:span>, 3, 157–164.</text:p>
        <text:p text:style-name="Bibliography_20_1">Kirby, J.S., Stattersfield, A.J., Butchart, S.H.M., Evans, M.I., Grimmett, R.F.A., Jones, V.R., <text:span text:style-name="T88">et al.</text:span> (2008). Key conservation issues for migratory land- and waterbird species on the world’s major flyways. <text:span text:style-name="T88">Bird Conservation International</text:span>, 18, S49–S73.</text:p>
        <text:p text:style-name="Bibliography_20_1">Laigle, I., Aubin, I., Digel, C., Brose, U., Boulangeat, I. &amp; Gravel, D. (2018). Species traits as drivers of food web structure. <text:span text:style-name="T88">Oikos</text:span>, 127, 316–326.</text:p>
        <text:p text:style-name="Bibliography_20_1">Leung, B., Hudgins, E.J., Potapova, A. &amp; Ruiz-Jaen, M.C. (2019). A new baseline for countrywide α-diversity and species distributions: illustration using &gt;6,000 plant species in Panama. <text:span text:style-name="T88">Ecological Applications</text:span>, 29, e01866.</text:p>
        <text:p text:style-name="Bibliography_20_1">Li, J., Luo, M., Wang, S., Gauzens, B., Hirt, M.R., Rosenbaum, B., <text:span text:style-name="T88">et al.</text:span> (2023). A size-constrained feeding-niche model distinguishes predation patterns between aquatic and terrestrial food webs. <text:span text:style-name="T88">Ecology Letters</text:span>, 26, 76–86.</text:p>
        <text:p text:style-name="Bibliography_20_1">McDonald-Madden, E., Sabbadin, R., Game, E.T., Baxter, P.W.J., Chadès, I. &amp; Possingham, H.P. (2016). Using food-web theory to conserve ecosystems. <text:span text:style-name="T88">Nat Commun</text:span>, 7, 1–8.</text:p>
        <text:p text:style-name="Bibliography_20_1">McMeans, B.C., McCann, K.S., Humphries, M., Rooney, N. &amp; Fisk, A.T. (2015). Food Web Structure in Temporally-Forced Ecosystems. <text:span text:style-name="T88">Trends in Ecology &amp; Evolution</text:span>, 30, 662–672.</text:p>
        <text:p text:style-name="Bibliography_20_1">Morales-Castilla, I., Matias, M.G., Gravel, D. &amp; Araújo, M.B. (2015). Inferring biotic interactions from proxies. <text:span text:style-name="T88">Trends in Ecology &amp; Evolution</text:span>, 30, 347–356.</text:p>
        <text:p text:style-name="Bibliography_20_1">Pichler, M. &amp; Hartig, F. (2023). Machine learning and deep learning—A review for ecologists. <text:span text:style-name="T88">Methods in Ecology and Evolution</text:span>, 14, 994–1016.</text:p>
        <text:p text:style-name="Bibliography_20_1">Poisot, T., Stouffer, D.B. &amp; Gravel, D. (2015). Beyond species: why ecological interaction networks vary through space and time. <text:span text:style-name="T88">Oikos</text:span>, 124, 243–251.</text:p>
        <text:p text:style-name="Bibliography_20_1">Ruiter, P.C. de, Neutel, A.-M. &amp; Moore, J.C. (1995). Energetics, Patterns of Interaction Strengths, and Stability in Real Ecosystems. <text:span text:style-name="T88">Science</text:span>, 269, 1257–1260.</text:p>
        <text:p text:style-name="Bibliography_20_1">Runge, C.A., Watson, J.E.M., Butchart, S.H.M., Hanson, J.O., Possingham, H.P. &amp; Fuller, R.A. (2015). Protected areas and global conservation of migratory birds. <text:span text:style-name="T88">Science</text:span>, 350, 1255–1258.</text:p>
        <text:p text:style-name="Bibliography_20_1">Rushing, C.S., Hostetler, J.A., Sillett, T.S., Marra, P.P., Rotenberg, J.A. &amp; Ryder, T.B. (2017). Spatial and temporal drivers of avian population dynamics across the annual cycle. <text:span text:style-name="T88">Ecology</text:span>, 98, 2837–2850.</text:p>
        <text:p text:style-name="Bibliography_20_1">Serratosa, J., Oppel, S., Rotics, S., Santangeli, A., Butchart, S.H.M., Cano-Alonso, L.S., <text:span text:style-name="T88">et al.</text:span> (2024). Tracking data highlight the importance of human-induced mortality for large migratory birds at a flyway scale. <text:span text:style-name="T88">Biological Conservation</text:span>, 293, 110525.</text:p>
        <text:p text:style-name="Bibliography_20_1">Somveille, M., Manica, A. &amp; Rodrigues, A.S.L. (2019). Where the wild birds go: explaining the differences in migratory destinations across terrestrial bird species. <text:span text:style-name="T88">Ecography</text:span>, 42, 225–236.</text:p>
        <text:p text:style-name="Bibliography_20_1">Stouffer, D.B., Sales-Pardo, M., Sirer, M.I. &amp; Bascompte, J. (2012). Evolutionary Conservation of Species’ Roles in Food Webs. <text:span text:style-name="T88">Science</text:span>, 335, 1489–1492.</text:p>
        <text:p text:style-name="Bibliography_20_1">Takimoto, G. &amp; Post, D.M. (2013). Environmental determinants of food-chain length: a meta-analysis. <text:span text:style-name="T88">Ecol Res</text:span>, 28, 675–681.</text:p>
        <text:p text:style-name="Bibliography_20_1">Wilcove, D.S. &amp; Wikelski, M. (2008). Going, Going, Gone: Is Animal Migration Disappearing. <text:span text:style-name="T88">PLOS Biology</text:span>, 6, e188.</text:p>
        <text:p text:style-name="Bibliography_20_1">Winger, B.M., Auteri, G.G., Pegan, T.M. &amp; Weeks, B.C. (2019). A long winter for the Red Queen: rethinking the evolution of seasonal migration. <text:span text:style-name="T88">Biological Reviews</text:span>, 94, 737–752.</text:p>
        <text:p text:style-name="Bibliography_20_1">Wootton, J.T. &amp; Emmerson, M. (2005). Measurement of Interaction Strength in Nature. <text:span text:style-name="T88">Annual Review of Ecology, Evolution, and Systematics</text:span>, 36, 419–444.</text:p>
        <text:p text:style-name="Bibliography_20_1"><text:soft-page-break/>Zhang, W., Wei, J. &amp; Xu, Y. (2023). Prioritizing global conservation of migratory birds over their migration network. <text:span text:style-name="T88">One Earth</text:span>, 6, 1340–1349.</text:p>
        <text:p text:style-name="Bibliography_20_1">Zurell, D., Zimmermann, N.E., Gross, H., Baltensweiler, A., Sattler, T. &amp; Wüest, R.O. (2020). Testing species assemblage predictions from stacked and joint species distribution models. <text:span text:style-name="T88">Journal of Biogeography</text:span>, 47, 101–113.</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3.2$Linux_X86_64 LibreOffice_project/420$Build-2</meta:generator>
    <dc:date>2024-06-05T13:16:53.984144043</dc:date>
    <dc:creator>Dominique Caron</dc:creator>
    <meta:editing-duration>PT4H55M30S</meta:editing-duration>
    <meta:editing-cycles>31</meta:editing-cycles>
    <meta:document-statistic meta:table-count="1" meta:image-count="0" meta:object-count="0" meta:page-count="15" meta:paragraph-count="113" meta:word-count="4097" meta:character-count="27936" meta:non-whitespace-character-count="23989"/>
    <meta:user-defined meta:name="ZOTERO_PREF_1">&lt;data data-version="3" zotero-version="6.0.35"&gt;&lt;session id="7Q3u2bHt"/&gt;&lt;style id="http://www.zotero.org/styles/ecology-letters" hasBibliography="1" bibliographyStyleHasBeenSet="1"/&gt;&lt;prefs&gt;&lt;pref name="fieldType" value="ReferenceMark"/&gt;&lt;/prefs&gt;&lt;/data&gt;</meta:user-defined>
  </office:meta>
</office:document-meta>
</file>